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70000002E33E9EF41.png"/>
  <manifest:file-entry manifest:media-type="image/png" manifest:full-path="Pictures/100000000000002B00000034AFD31B7E.png"/>
  <manifest:file-entry manifest:media-type="image/png" manifest:full-path="Pictures/10000000000000300000003339CD92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979cm" style:rel-column-width="3771*"/>
    </style:style>
    <style:style style:name="表1.B" style:family="table-column">
      <style:table-column-properties style:column-width="16.034cm" style:rel-column-width="61764*"/>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0.002cm solid #000000" fo:border-top="none" fo:border-bottom="0.002cm solid #000000"/>
    </style:style>
    <style:style style:name="表3" style:family="table">
      <style:table-properties style:width="17.013cm" fo:margin-left="0cm" fo:margin-right="-0.012cm" table:align="margins"/>
    </style:style>
    <style:style style:name="表3.A" style:family="table-column">
      <style:table-column-properties style:column-width="0.979cm" style:rel-column-width="3771*"/>
    </style:style>
    <style:style style:name="表3.B" style:family="table-column">
      <style:table-column-properties style:column-width="16.034cm" style:rel-column-width="61764*"/>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表4" style:family="table">
      <style:table-properties style:width="17.013cm" fo:margin-left="0cm" fo:margin-right="-0.012cm" table:align="margins"/>
    </style:style>
    <style:style style:name="表4.A" style:family="table-column">
      <style:table-column-properties style:column-width="0.979cm" style:rel-column-width="3771*"/>
    </style:style>
    <style:style style:name="表4.B" style:family="table-column">
      <style:table-column-properties style:column-width="16.034cm" style:rel-column-width="61764*"/>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0.002cm solid #000000" fo:border-top="none" fo:border-bottom="0.002cm solid #000000"/>
    </style:style>
    <style:style style:name="表5" style:family="table">
      <style:table-properties style:width="17.013cm" fo:margin-left="0cm" fo:margin-right="-0.012cm" table:align="margins"/>
    </style:style>
    <style:style style:name="表5.A" style:family="table-column">
      <style:table-column-properties style:column-width="0.979cm" style:rel-column-width="3771*"/>
    </style:style>
    <style:style style:name="表5.B" style:family="table-column">
      <style:table-column-properties style:column-width="16.034cm" style:rel-column-width="61764*"/>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0.002cm solid #000000" fo:border-top="none" fo:border-bottom="0.002cm solid #000000"/>
    </style:style>
    <style:style style:name="表6" style:family="table">
      <style:table-properties style:width="17.013cm" fo:margin-left="0cm" fo:margin-right="-0.012cm" table:align="margins"/>
    </style:style>
    <style:style style:name="表6.A" style:family="table-column">
      <style:table-column-properties style:column-width="0.979cm" style:rel-column-width="3771*"/>
    </style:style>
    <style:style style:name="表6.B" style:family="table-column">
      <style:table-column-properties style:column-width="16.034cm" style:rel-column-width="61764*"/>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7" style:family="table">
      <style:table-properties style:width="17.013cm" fo:margin-left="0cm" fo:margin-right="-0.012cm" table:align="margins"/>
    </style:style>
    <style:style style:name="表7.A" style:family="table-column">
      <style:table-column-properties style:column-width="0.979cm" style:rel-column-width="3771*"/>
    </style:style>
    <style:style style:name="表7.B" style:family="table-column">
      <style:table-column-properties style:column-width="16.034cm" style:rel-column-width="61764*"/>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0.002cm solid #000000"/>
    </style:style>
    <style:style style:name="表7.A2" style:family="table-cell" style:data-style-name="N0">
      <style:table-cell-properties fo:padding="0.097cm" fo:border-left="0.002cm solid #000000" fo:border-right="none" fo:border-top="none" fo:border-bottom="0.002cm solid #000000"/>
    </style:style>
    <style:style style:name="表7.B2" style:family="table-cell">
      <style:table-cell-properties fo:padding="0.097cm" fo:border-left="0.002cm solid #000000" fo:border-right="0.002cm solid #000000" fo:border-top="none" fo:border-bottom="0.002cm solid #000000"/>
    </style:style>
    <style:style style:name="表8" style:family="table">
      <style:table-properties style:width="17.013cm" fo:margin-left="0cm" fo:margin-right="-0.012cm" table:align="margins"/>
    </style:style>
    <style:style style:name="表8.A" style:family="table-column">
      <style:table-column-properties style:column-width="0.979cm" style:rel-column-width="3771*"/>
    </style:style>
    <style:style style:name="表8.B" style:family="table-column">
      <style:table-column-properties style:column-width="16.034cm" style:rel-column-width="61764*"/>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0.002cm solid #000000" fo:border-right="0.002cm solid #000000" fo:border-top="none" fo:border-bottom="0.002cm solid #000000"/>
    </style:style>
    <style:style style:name="表9" style:family="table">
      <style:table-properties style:width="17.013cm" fo:margin-left="0cm" fo:margin-right="-0.012cm" table:align="margins"/>
    </style:style>
    <style:style style:name="表9.A" style:family="table-column">
      <style:table-column-properties style:column-width="0.979cm" style:rel-column-width="3771*"/>
    </style:style>
    <style:style style:name="表9.B" style:family="table-column">
      <style:table-column-properties style:column-width="16.034cm" style:rel-column-width="61764*"/>
    </style:style>
    <style:style style:name="表9.A1" style:family="table-cell" style:data-style-name="N0">
      <style:table-cell-properties fo:padding="0.097cm" fo:border-left="0.002cm solid #000000" fo:border-right="none" fo:border-top="0.002cm solid #000000" fo:border-bottom="0.002cm solid #000000"/>
    </style:style>
    <style:style style:name="表9.B1" style:family="table-cell">
      <style:table-cell-properties fo:padding="0.097cm" fo:border="0.002cm solid #000000"/>
    </style:style>
    <style:style style:name="表9.A2" style:family="table-cell" style:data-style-name="N0">
      <style:table-cell-properties fo:padding="0.097cm" fo:border-left="0.002cm solid #000000" fo:border-right="none" fo:border-top="none" fo:border-bottom="0.002cm solid #000000"/>
    </style:style>
    <style:style style:name="表9.B2" style:family="table-cell">
      <style:table-cell-properties fo:padding="0.097cm" fo:border-left="0.002cm solid #000000" fo:border-right="0.002cm solid #000000" fo:border-top="none" fo:border-bottom="0.002cm solid #000000"/>
    </style:style>
    <style:style style:name="表10" style:family="table">
      <style:table-properties style:width="17.013cm" fo:margin-left="0cm" fo:margin-right="-0.012cm" table:align="margins"/>
    </style:style>
    <style:style style:name="表10.A" style:family="table-column">
      <style:table-column-properties style:column-width="0.979cm" style:rel-column-width="3771*"/>
    </style:style>
    <style:style style:name="表10.B" style:family="table-column">
      <style:table-column-properties style:column-width="16.034cm" style:rel-column-width="61764*"/>
    </style:style>
    <style:style style:name="表10.A1" style:family="table-cell" style:data-style-name="N0">
      <style:table-cell-properties fo:padding="0.097cm" fo:border-left="0.002cm solid #000000" fo:border-right="none" fo:border-top="0.002cm solid #000000" fo:border-bottom="0.002cm solid #000000"/>
    </style:style>
    <style:style style:name="表10.B1" style:family="table-cell">
      <style:table-cell-properties fo:padding="0.097cm" fo:border="0.002cm solid #000000"/>
    </style:style>
    <style:style style:name="表10.A2" style:family="table-cell" style:data-style-name="N0">
      <style:table-cell-properties fo:padding="0.097cm" fo:border-left="0.002cm solid #000000" fo:border-right="none" fo:border-top="none" fo:border-bottom="0.002cm solid #000000"/>
    </style:style>
    <style:style style:name="表10.B2" style:family="table-cell">
      <style:table-cell-properties fo:padding="0.097cm" fo:border-left="0.002cm solid #000000" fo:border-right="0.002cm solid #000000" fo:border-top="none" fo:border-bottom="0.002cm solid #000000"/>
    </style:style>
    <style:style style:name="表11" style:family="table">
      <style:table-properties style:width="17.013cm" fo:margin-left="0cm" fo:margin-right="-0.012cm" table:align="margins"/>
    </style:style>
    <style:style style:name="表11.A" style:family="table-column">
      <style:table-column-properties style:column-width="0.979cm" style:rel-column-width="3771*"/>
    </style:style>
    <style:style style:name="表11.B" style:family="table-column">
      <style:table-column-properties style:column-width="16.034cm" style:rel-column-width="61764*"/>
    </style:style>
    <style:style style:name="表11.A1" style:family="table-cell" style:data-style-name="N0">
      <style:table-cell-properties fo:padding="0.097cm" fo:border-left="0.002cm solid #000000" fo:border-right="none" fo:border-top="0.002cm solid #000000" fo:border-bottom="0.002cm solid #000000"/>
    </style:style>
    <style:style style:name="表11.B1" style:family="table-cell">
      <style:table-cell-properties fo:padding="0.097cm" fo:border="0.002cm solid #000000"/>
    </style:style>
    <style:style style:name="表11.A2" style:family="table-cell" style:data-style-name="N0">
      <style:table-cell-properties fo:padding="0.097cm" fo:border-left="0.002cm solid #000000" fo:border-right="none" fo:border-top="none" fo:border-bottom="0.002cm solid #000000"/>
    </style:style>
    <style:style style:name="表11.B2" style:family="table-cell">
      <style:table-cell-properties fo:padding="0.097cm" fo:border-left="0.002cm solid #000000" fo:border-right="0.002cm solid #000000" fo:border-top="none" fo:border-bottom="0.002cm solid #000000"/>
    </style:style>
    <style:style style:name="表12" style:family="table">
      <style:table-properties style:width="17.013cm" fo:margin-left="0cm" fo:margin-right="-0.012cm" table:align="margins"/>
    </style:style>
    <style:style style:name="表12.A" style:family="table-column">
      <style:table-column-properties style:column-width="0.979cm" style:rel-column-width="3771*"/>
    </style:style>
    <style:style style:name="表12.B" style:family="table-column">
      <style:table-column-properties style:column-width="16.034cm" style:rel-column-width="61764*"/>
    </style:style>
    <style:style style:name="表12.A1" style:family="table-cell" style:data-style-name="N0">
      <style:table-cell-properties fo:padding="0.097cm" fo:border-left="0.002cm solid #000000" fo:border-right="none" fo:border-top="0.002cm solid #000000" fo:border-bottom="0.002cm solid #000000"/>
    </style:style>
    <style:style style:name="表12.B1" style:family="table-cell">
      <style:table-cell-properties fo:padding="0.097cm" fo:border="0.002cm solid #000000"/>
    </style:style>
    <style:style style:name="表12.A2" style:family="table-cell" style:data-style-name="N0">
      <style:table-cell-properties fo:padding="0.097cm" fo:border-left="0.002cm solid #000000" fo:border-right="none" fo:border-top="none" fo:border-bottom="0.002cm solid #000000"/>
    </style:style>
    <style:style style:name="表12.B2" style:family="table-cell">
      <style:table-cell-properties fo:padding="0.097cm" fo:border-left="0.002cm solid #000000" fo:border-right="0.002cm solid #000000" fo:border-top="none" fo:border-bottom="0.002cm solid #000000"/>
    </style:style>
    <style:style style:name="表13" style:family="table">
      <style:table-properties style:width="17.013cm" fo:margin-left="0cm" fo:margin-right="-0.012cm" table:align="margins"/>
    </style:style>
    <style:style style:name="表13.A" style:family="table-column">
      <style:table-column-properties style:column-width="0.979cm" style:rel-column-width="3771*"/>
    </style:style>
    <style:style style:name="表13.B" style:family="table-column">
      <style:table-column-properties style:column-width="16.034cm" style:rel-column-width="61764*"/>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0.002cm solid #000000" fo:border-top="none" fo:border-bottom="0.002cm solid #000000"/>
    </style:style>
    <style:style style:name="表14" style:family="table">
      <style:table-properties style:width="17.013cm" fo:margin-left="0cm" fo:margin-right="-0.012cm" table:align="margins"/>
    </style:style>
    <style:style style:name="表14.A" style:family="table-column">
      <style:table-column-properties style:column-width="0.979cm" style:rel-column-width="3771*"/>
    </style:style>
    <style:style style:name="表14.B" style:family="table-column">
      <style:table-column-properties style:column-width="16.034cm" style:rel-column-width="61764*"/>
    </style:style>
    <style:style style:name="表14.A1" style:family="table-cell" style:data-style-name="N0">
      <style:table-cell-properties fo:padding="0.097cm" fo:border-left="0.002cm solid #000000" fo:border-right="none" fo:border-top="0.002cm solid #000000" fo:border-bottom="0.002cm solid #000000"/>
    </style:style>
    <style:style style:name="表14.B1" style:family="table-cell">
      <style:table-cell-properties fo:padding="0.097cm" fo:border="0.002cm solid #000000"/>
    </style:style>
    <style:style style:name="表14.A2" style:family="table-cell" style:data-style-name="N0">
      <style:table-cell-properties fo:padding="0.097cm" fo:border-left="0.002cm solid #000000" fo:border-right="none" fo:border-top="none" fo:border-bottom="0.002cm solid #000000"/>
    </style:style>
    <style:style style:name="表14.B2" style:family="table-cell">
      <style:table-cell-properties fo:padding="0.097cm" fo:border-left="0.002cm solid #000000" fo:border-right="0.002cm solid #000000" fo:border-top="none" fo:border-bottom="0.002cm solid #000000"/>
    </style:style>
    <style:style style:name="表15" style:family="table">
      <style:table-properties style:width="17.013cm" fo:margin-left="0cm" fo:margin-right="-0.012cm" table:align="margins"/>
    </style:style>
    <style:style style:name="表15.A" style:family="table-column">
      <style:table-column-properties style:column-width="0.979cm" style:rel-column-width="3771*"/>
    </style:style>
    <style:style style:name="表15.B" style:family="table-column">
      <style:table-column-properties style:column-width="16.034cm" style:rel-column-width="61764*"/>
    </style:style>
    <style:style style:name="表15.A1" style:family="table-cell" style:data-style-name="N0">
      <style:table-cell-properties fo:padding="0.097cm" fo:border-left="0.002cm solid #000000" fo:border-right="none" fo:border-top="0.002cm solid #000000" fo:border-bottom="0.002cm solid #000000"/>
    </style:style>
    <style:style style:name="表15.B1" style:family="table-cell">
      <style:table-cell-properties fo:padding="0.097cm" fo:border="0.002cm solid #000000"/>
    </style:style>
    <style:style style:name="表15.A2" style:family="table-cell" style:data-style-name="N0">
      <style:table-cell-properties fo:padding="0.097cm" fo:border-left="0.002cm solid #000000" fo:border-right="none" fo:border-top="none" fo:border-bottom="0.002cm solid #000000"/>
    </style:style>
    <style:style style:name="表15.B2" style:family="table-cell">
      <style:table-cell-properties fo:padding="0.097cm" fo:border-left="0.002cm solid #000000" fo:border-right="0.002cm solid #000000" fo:border-top="none" fo:border-bottom="0.002cm solid #000000"/>
    </style:style>
    <style:style style:name="表16" style:family="table">
      <style:table-properties style:width="17.013cm" fo:margin-left="0cm" fo:margin-right="-0.012cm" table:align="margins"/>
    </style:style>
    <style:style style:name="表16.A" style:family="table-column">
      <style:table-column-properties style:column-width="0.979cm" style:rel-column-width="3771*"/>
    </style:style>
    <style:style style:name="表16.B" style:family="table-column">
      <style:table-column-properties style:column-width="16.034cm" style:rel-column-width="61764*"/>
    </style:style>
    <style:style style:name="表16.A1" style:family="table-cell" style:data-style-name="N0">
      <style:table-cell-properties fo:padding="0.097cm" fo:border-left="0.002cm solid #000000" fo:border-right="none" fo:border-top="0.002cm solid #000000" fo:border-bottom="0.002cm solid #000000"/>
    </style:style>
    <style:style style:name="表16.B1" style:family="table-cell">
      <style:table-cell-properties fo:padding="0.097cm" fo:border="0.002cm solid #000000"/>
    </style:style>
    <style:style style:name="表16.A2" style:family="table-cell" style:data-style-name="N0">
      <style:table-cell-properties fo:padding="0.097cm" fo:border-left="0.002cm solid #000000" fo:border-right="none" fo:border-top="none" fo:border-bottom="0.002cm solid #000000"/>
    </style:style>
    <style:style style:name="表16.B2" style:family="table-cell">
      <style:table-cell-properties fo:padding="0.097cm" fo:border-left="0.002cm solid #000000" fo:border-right="0.002cm solid #000000" fo:border-top="none" fo:border-bottom="0.002cm solid #000000"/>
    </style:style>
    <style:style style:name="表17" style:family="table">
      <style:table-properties style:width="17.013cm" fo:margin-left="0cm" fo:margin-right="-0.012cm" table:align="margins"/>
    </style:style>
    <style:style style:name="表17.A" style:family="table-column">
      <style:table-column-properties style:column-width="0.979cm" style:rel-column-width="3771*"/>
    </style:style>
    <style:style style:name="表17.B" style:family="table-column">
      <style:table-column-properties style:column-width="16.034cm" style:rel-column-width="61764*"/>
    </style:style>
    <style:style style:name="表17.A1" style:family="table-cell" style:data-style-name="N0">
      <style:table-cell-properties fo:padding="0.097cm" fo:border-left="0.002cm solid #000000" fo:border-right="none" fo:border-top="0.002cm solid #000000" fo:border-bottom="0.002cm solid #000000"/>
    </style:style>
    <style:style style:name="表17.B1" style:family="table-cell">
      <style:table-cell-properties fo:padding="0.097cm" fo:border="0.002cm solid #000000"/>
    </style:style>
    <style:style style:name="表17.A2" style:family="table-cell" style:data-style-name="N0">
      <style:table-cell-properties fo:padding="0.097cm" fo:border-left="0.002cm solid #000000" fo:border-right="none" fo:border-top="none" fo:border-bottom="0.002cm solid #000000"/>
    </style:style>
    <style:style style:name="表17.B2" style:family="table-cell">
      <style:table-cell-properties fo:padding="0.097cm" fo:border-left="0.002cm solid #000000" fo:border-right="0.002cm solid #000000" fo:border-top="none" fo:border-bottom="0.002cm solid #000000"/>
    </style:style>
    <style:style style:name="表18" style:family="table">
      <style:table-properties style:width="17.013cm" fo:margin-left="0cm" fo:margin-right="-0.012cm" table:align="margins"/>
    </style:style>
    <style:style style:name="表18.A" style:family="table-column">
      <style:table-column-properties style:column-width="0.979cm" style:rel-column-width="3771*"/>
    </style:style>
    <style:style style:name="表18.B" style:family="table-column">
      <style:table-column-properties style:column-width="16.034cm" style:rel-column-width="61764*"/>
    </style:style>
    <style:style style:name="表18.A1" style:family="table-cell" style:data-style-name="N0">
      <style:table-cell-properties fo:padding="0.097cm" fo:border-left="0.002cm solid #000000" fo:border-right="none" fo:border-top="0.002cm solid #000000" fo:border-bottom="0.002cm solid #000000"/>
    </style:style>
    <style:style style:name="表18.B1" style:family="table-cell">
      <style:table-cell-properties fo:padding="0.097cm" fo:border="0.002cm solid #000000"/>
    </style:style>
    <style:style style:name="表18.A2" style:family="table-cell" style:data-style-name="N0">
      <style:table-cell-properties fo:padding="0.097cm" fo:border-left="0.002cm solid #000000" fo:border-right="none" fo:border-top="none" fo:border-bottom="0.002cm solid #000000"/>
    </style:style>
    <style:style style:name="表18.B2" style:family="table-cell">
      <style:table-cell-properties fo:padding="0.097cm" fo:border-left="0.002cm solid #000000" fo:border-right="0.002cm solid #000000" fo:border-top="none" fo:border-bottom="0.002cm solid #000000"/>
    </style:style>
    <style:style style:name="表19" style:family="table">
      <style:table-properties style:width="17.013cm" fo:margin-left="0cm" fo:margin-right="-0.012cm" table:align="margins"/>
    </style:style>
    <style:style style:name="表19.A" style:family="table-column">
      <style:table-column-properties style:column-width="0.979cm" style:rel-column-width="3771*"/>
    </style:style>
    <style:style style:name="表19.B" style:family="table-column">
      <style:table-column-properties style:column-width="16.034cm" style:rel-column-width="61764*"/>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0.002cm solid #000000" fo:border-top="none" fo:border-bottom="0.002cm solid #000000"/>
    </style:style>
    <style:style style:name="表20" style:family="table">
      <style:table-properties style:width="17.013cm" fo:margin-left="0cm" fo:margin-right="-0.012cm" table:align="margins"/>
    </style:style>
    <style:style style:name="表20.A" style:family="table-column">
      <style:table-column-properties style:column-width="0.979cm" style:rel-column-width="3771*"/>
    </style:style>
    <style:style style:name="表20.B" style:family="table-column">
      <style:table-column-properties style:column-width="16.034cm" style:rel-column-width="61764*"/>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0.002cm solid #000000" fo:border-top="none" fo:border-bottom="0.002cm solid #000000"/>
    </style:style>
    <style:style style:name="表21" style:family="table">
      <style:table-properties style:width="17.013cm" fo:margin-left="0cm" fo:margin-right="-0.012cm" table:align="margins"/>
    </style:style>
    <style:style style:name="表21.A" style:family="table-column">
      <style:table-column-properties style:column-width="0.979cm" style:rel-column-width="3771*"/>
    </style:style>
    <style:style style:name="表21.B" style:family="table-column">
      <style:table-column-properties style:column-width="16.034cm" style:rel-column-width="61764*"/>
    </style:style>
    <style:style style:name="表21.A1" style:family="table-cell" style:data-style-name="N0">
      <style:table-cell-properties fo:padding="0.097cm" fo:border-left="0.002cm solid #000000" fo:border-right="none" fo:border-top="0.002cm solid #000000" fo:border-bottom="0.002cm solid #000000"/>
    </style:style>
    <style:style style:name="表21.B1" style:family="table-cell">
      <style:table-cell-properties fo:padding="0.097cm" fo:border="0.002cm solid #000000"/>
    </style:style>
    <style:style style:name="表21.A2" style:family="table-cell" style:data-style-name="N0">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22" style:family="table">
      <style:table-properties style:width="17.013cm" fo:margin-left="0cm" fo:margin-right="-0.012cm" table:align="margins"/>
    </style:style>
    <style:style style:name="表22.A" style:family="table-column">
      <style:table-column-properties style:column-width="0.979cm" style:rel-column-width="3771*"/>
    </style:style>
    <style:style style:name="表22.B" style:family="table-column">
      <style:table-column-properties style:column-width="16.034cm" style:rel-column-width="61764*"/>
    </style:style>
    <style:style style:name="表22.A1" style:family="table-cell" style:data-style-name="N0">
      <style:table-cell-properties fo:padding="0.097cm" fo:border-left="0.002cm solid #000000" fo:border-right="none" fo:border-top="0.002cm solid #000000" fo:border-bottom="0.002cm solid #000000"/>
    </style:style>
    <style:style style:name="表22.B1" style:family="table-cell">
      <style:table-cell-properties fo:padding="0.097cm" fo:border="0.002cm solid #000000"/>
    </style:style>
    <style:style style:name="表22.A2" style:family="table-cell" style:data-style-name="N0">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23" style:family="table">
      <style:table-properties style:width="17.013cm" fo:margin-left="0cm" fo:margin-right="-0.012cm" table:align="margins"/>
    </style:style>
    <style:style style:name="表23.A" style:family="table-column">
      <style:table-column-properties style:column-width="0.979cm" style:rel-column-width="3771*"/>
    </style:style>
    <style:style style:name="表23.B" style:family="table-column">
      <style:table-column-properties style:column-width="16.034cm" style:rel-column-width="61764*"/>
    </style:style>
    <style:style style:name="表23.A1" style:family="table-cell" style:data-style-name="N0">
      <style:table-cell-properties fo:padding="0.097cm" fo:border-left="0.002cm solid #000000" fo:border-right="none" fo:border-top="0.002cm solid #000000" fo:border-bottom="0.002cm solid #000000"/>
    </style:style>
    <style:style style:name="表23.B1" style:family="table-cell">
      <style:table-cell-properties fo:padding="0.097cm" fo:border="0.002cm solid #000000"/>
    </style:style>
    <style:style style:name="表23.A2" style:family="table-cell" style:data-style-name="N0">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0.002cm solid #000000" fo:border-top="none" fo:border-bottom="0.002cm solid #000000"/>
    </style:style>
    <style:style style:name="表24" style:family="table">
      <style:table-properties style:width="17.013cm" fo:margin-left="0cm" fo:margin-right="-0.012cm" table:align="margins"/>
    </style:style>
    <style:style style:name="表24.A" style:family="table-column">
      <style:table-column-properties style:column-width="0.979cm" style:rel-column-width="3771*"/>
    </style:style>
    <style:style style:name="表24.B" style:family="table-column">
      <style:table-column-properties style:column-width="16.034cm" style:rel-column-width="61764*"/>
    </style:style>
    <style:style style:name="表24.A1" style:family="table-cell" style:data-style-name="N0">
      <style:table-cell-properties fo:padding="0.097cm" fo:border-left="0.002cm solid #000000" fo:border-right="none" fo:border-top="0.002cm solid #000000" fo:border-bottom="0.002cm solid #000000"/>
    </style:style>
    <style:style style:name="表24.B1" style:family="table-cell">
      <style:table-cell-properties fo:padding="0.097cm" fo:border="0.002cm solid #000000"/>
    </style:style>
    <style:style style:name="表24.A2" style:family="table-cell" style:data-style-name="N0">
      <style:table-cell-properties fo:padding="0.097cm" fo:border-left="0.002cm solid #000000" fo:border-right="none" fo:border-top="none" fo:border-bottom="0.002cm solid #000000"/>
    </style:style>
    <style:style style:name="表24.B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979cm" style:rel-column-width="3771*"/>
    </style:style>
    <style:style style:name="表2.B" style:family="table-column">
      <style:table-column-properties style:column-width="16.034cm" style:rel-column-width="61764*"/>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3" style:family="paragraph" style:parent-style-name="Text_20_body">
      <style:paragraph-properties fo:margin-top="0cm" fo:margin-bottom="0cm" fo:line-height="138%" style:writing-mode="lr-tb"/>
    </style:style>
    <style:style style:name="P4" style:family="paragraph" style:parent-style-name="Text_20_body">
      <style:text-properties fo:font-size="15pt" style:font-size-asian="15pt" style:font-size-complex="15pt"/>
    </style:style>
    <style:style style:name="P5" style:family="paragraph" style:parent-style-name="Text_20_body">
      <style:text-properties fo:font-size="16pt" style:font-size-asian="16pt" style:font-size-complex="16pt"/>
    </style:style>
    <style:style style:name="P6" style:family="paragraph" style:parent-style-name="Text_20_body">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P7" style:family="paragraph" style:parent-style-name="Text_20_body">
      <style:text-properties fo:font-variant="normal" fo:text-transform="none" fo:color="#000000" style:text-line-through-style="none" style:font-name="Arial1" fo:font-size="15pt" fo:font-style="normal" style:text-underline-style="none" fo:font-weight="normal" style:text-blinking="false" fo:background-color="transparent" style:font-size-asian="15pt" style:font-size-complex="15pt"/>
    </style:style>
    <style:style style:name="P8" style:family="paragraph" style:parent-style-name="Standard">
      <style:text-properties fo:font-variant="normal" fo:text-transform="none" fo:color="#6666ff" style:text-line-through-style="none" style:font-name="Arial1" fo:font-size="20pt" fo:font-style="normal" style:text-underline-style="none" fo:font-weight="normal" style:text-blinking="false" fo:background-color="transparent" style:font-size-asian="20pt" style:font-size-complex="20pt"/>
    </style:style>
    <style:style style:name="P9" style:family="paragraph" style:parent-style-name="Standard">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P10" style:family="paragraph" style:parent-style-name="Standard">
      <style:text-properties fo:font-variant="normal" fo:text-transform="none" fo:color="#000000" style:text-line-through-style="none" style:font-name="Arial1" fo:font-size="15pt" fo:font-style="normal" style:text-underline-style="none" fo:font-weight="normal" style:text-blinking="false" fo:background-color="transparent" style:font-size-asian="15pt" style:font-size-complex="15pt"/>
    </style:style>
    <style:style style:name="P11" style:family="paragraph" style:parent-style-name="Standard">
      <style:text-properties fo:background-color="#99ffcc"/>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size="15pt" fo:background-color="#00ff66" style:font-size-asian="15pt" style:font-size-complex="15pt"/>
    </style:style>
    <style:style style:name="P14" style:family="paragraph" style:parent-style-name="Table_20_Contents">
      <style:text-properties fo:font-size="15pt" fo:background-color="transparent" style:font-size-asian="15pt" style:font-size-complex="15pt"/>
    </style:style>
    <style:style style:name="P15" style:family="paragraph" style:parent-style-name="Text_20_body" style:list-style-name="L3"/>
    <style:style style:name="P16" style:family="paragraph" style:parent-style-name="Text_20_body" style:list-style-name="L3">
      <style:text-properties fo:font-size="15pt" style:font-size-asian="15pt" style:font-size-complex="15pt"/>
    </style:style>
    <style:style style:name="P17" style:family="paragraph" style:parent-style-name="Standard" style:list-style-name="L1"/>
    <style:style style:name="P18" style:family="paragraph" style:parent-style-name="Standard" style:list-style-name="L1">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P19" style:family="paragraph" style:parent-style-name="Standard" style:list-style-name="L1">
      <style:text-properties fo:font-variant="normal" fo:text-transform="none" fo:color="#000000" style:text-line-through-style="none" style:font-name="Arial1" fo:font-size="15pt" fo:font-style="normal" style:text-underline-style="none" fo:font-weight="normal" style:text-blinking="false" fo:background-color="transparent" style:language-asian="ja" style:country-asian="JP"/>
    </style:style>
    <style:style style:name="P20" style:family="paragraph" style:parent-style-name="Standard" style:list-style-name="L2">
      <style:text-properties fo:font-variant="normal" fo:text-transform="none" fo:color="#000000" style:text-line-through-style="none" style:font-name="Arial1" fo:font-size="15pt" fo:font-style="normal" style:text-underline-style="none" fo:font-weight="normal" style:text-blinking="false" fo:background-color="transparent" style:font-size-asian="15pt" style:font-size-complex="15pt"/>
    </style:style>
    <style:style style:name="P21" style:family="paragraph" style:parent-style-name="Standard" style:list-style-name="L2">
      <style:text-properties fo:font-variant="normal" fo:text-transform="none" fo:color="#000000" style:text-line-through-style="none" style:font-name="Arial1" fo:font-size="15pt" fo:font-style="normal" style:text-underline-style="none" fo:font-weight="normal" style:text-blinking="false" fo:background-color="transparent" style:font-size-asian="15pt" style:language-asian="ja" style:country-asian="JP" style:font-size-complex="15pt"/>
    </style:style>
    <style:style style:name="P22" style:family="paragraph" style:parent-style-name="Standard">
      <style:text-properties fo:font-variant="normal" fo:text-transform="none" fo:color="#6666ff" style:text-line-through-style="none" style:font-name="Arial1" fo:font-size="20pt" fo:font-style="normal" style:text-underline-style="none" fo:font-weight="normal" style:text-blinking="false" fo:background-color="#ffff00" style:font-size-asian="20pt" style:font-size-complex="20pt"/>
    </style:style>
    <style:style style:name="T1" style:family="text">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5pt" fo:font-style="normal" style:text-underline-style="none" fo:font-weight="normal" style:text-blinking="false" fo:background-color="transparent" style:language-asian="ja" style:country-asian="JP"/>
    </style:style>
    <style:style style:name="T3" style:family="text">
      <style:text-properties fo:font-variant="normal" fo:text-transform="none" fo:color="#000000" style:text-line-through-style="none" style:font-name="Arial1" fo:font-size="16pt" fo:font-style="normal" style:text-underline-style="none" fo:font-weight="normal" style:text-blinking="false"/>
    </style:style>
    <style:style style:name="T4" style:family="text">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16pt" fo:font-style="normal" style:text-underline-style="none" fo:font-weight="normal" style:text-blinking="false" fo:background-color="transparent" style:font-size-asian="16pt" style:font-size-complex="16pt"/>
    </style:style>
    <style:style style:name="T6" style:family="text">
      <style:text-properties fo:font-variant="normal" fo:text-transform="none" fo:color="#000000" style:text-line-through-style="none" style:font-name="Arial1" fo:font-size="16pt" fo:font-style="normal" style:text-underline-style="none" fo:font-weight="normal" style:text-blinking="false" fo:background-color="#99ffcc" style:font-size-asian="16pt" style:font-size-complex="16pt"/>
    </style:style>
    <style:style style:name="T7"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8" style:family="text">
      <style:text-properties fo:font-size="15pt" fo:background-color="#00ff66" style:font-size-asian="15pt" style:font-size-complex="15pt"/>
    </style:style>
    <style:style style:name="T9" style:family="text">
      <style:text-properties fo:font-size="15pt" fo:background-color="#ffff99" style:font-size-asian="15pt" style:font-size-complex="15pt"/>
    </style:style>
    <style:style style:name="T10" style:family="text">
      <style:text-properties fo:font-size="15pt" style:font-size-asian="15pt" style:font-size-complex="15pt"/>
    </style:style>
    <style:style style:name="T11" style:family="text">
      <style:text-properties fo:font-size="15pt" fo:background-color="#ffff00" style:font-size-asian="15pt" style:font-size-complex="15pt"/>
    </style:style>
    <style:style style:name="T12" style:family="text">
      <style:text-properties fo:background-color="#ffff00"/>
    </style:style>
    <style:style style:name="T13" style:family="text">
      <style:text-properties fo:font-size="16pt"/>
    </style:style>
    <style:style style:name="T14" style:family="text">
      <style:text-properties fo:font-size="16pt" fo:background-color="#99ffcc"/>
    </style:style>
    <style:style style:name="T15" style:family="text">
      <style:text-properties style:language-asian="ja" style:country-asian="JP"/>
    </style:style>
    <style:style style:name="T16" style:family="text">
      <style:text-properties fo:background-color="#99ff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8"/>
      <text:p text:style-name="P9"/>
      <text:p text:style-name="P2">------------------------------------------------------------</text:p>
      <text:p text:style-name="P3"><text:span text:style-name="T1">[20190811_101032]</text:span><text:line-break/></text:p>
      <table:table table:name="表1" table:style-name="表1">
        <table:table-column table:style-name="表1.A"/>
        <table:table-column table:style-name="表1.B"/>
        <table:table-row>
          <table:table-cell table:style-name="表1.A1" office:value-type="float" office:value="1">
            <text:p text:style-name="P12">1</text:p>
          </table:table-cell>
          <table:table-cell table:style-name="表1.B1" office:value-type="string">
            <text:p text:style-name="Table_20_Contents"><text:span text:style-name="T8">Предполагается</text:span><text:span text:style-name="T9">]supposed </text:span><text:span text:style-name="T8">, что такая стратегия помогает</text:span><text:span text:style-name="T9">]help </text:span><text:span text:style-name="T8"><text:s/>бороться</text:span><text:span text:style-name="T9">]combat </text:span><text:span text:style-name="T8"><text:s/>с глобальным] потеплением, а также загрязнением окружающей среды.</text:span></text:p>
          </table:table-cell>
        </table:table-row>
        <table:table-row>
          <table:table-cell table:style-name="表1.A2" office:value-type="float" office:value="2">
            <text:p text:style-name="P12">2</text:p>
          </table:table-cell>
          <table:table-cell table:style-name="表1.B2" office:value-type="string">
            <text:p text:style-name="P13">AAA</text:p>
          </table:table-cell>
        </table:table-row>
        <table:table-row>
          <table:table-cell table:style-name="表1.A2" office:value-type="float" office:value="3">
            <text:p text:style-name="P12">3</text:p>
          </table:table-cell>
          <table:table-cell table:style-name="表1.B2" office:value-type="string">
            <text:p text:style-name="P13">AAA</text:p>
          </table:table-cell>
        </table:table-row>
      </table:table>
      <text:p text:style-name="Text_20_body"/>
      <text:p text:style-name="P4">[next] “Мин Ма и его коллеги”</text:p>
      <text:p text:style-name="Text_20_body"/>
      <text:p text:style-name="Standard"><text:bookmark text:name="docs-internal-guid-041e5d98-7fff-46c9-9eb5-54c65ed3a54e1"/><text:span text:style-name="T4">/ XXX]</text:span> </text:p>
      <text:p text:style-name="Text_20_body"/>
      <text:p text:style-name="P8"/>
      <text:p text:style-name="P9"/>
      <text:p text:style-name="P2">------------------------------------------------------------</text:p>
      <text:p text:style-name="P3"><text:span text:style-name="T5">[20190818_122818]</text:span><text:line-break/></text:p>
      <table:table table:name="表3" table:style-name="表3">
        <table:table-column table:style-name="表3.A"/>
        <table:table-column table:style-name="表3.B"/>
        <table:table-row>
          <table:table-cell table:style-name="表3.A1" office:value-type="float" office:value="1">
            <text:p text:style-name="P12">1</text:p>
          </table:table-cell>
          <table:table-cell table:style-name="表3.B1" office:value-type="string">
            <text:p text:style-name="P13">Мин Ма и его коллеги исследовали<text:span text:style-name="T12">]investigated</text:span> процессы, которые происходят<text:span text:style-name="T12">]Occur</text:span> на наноуровне<text:span text:style-name="T12">]nanolevel</text:span>,</text:p>
          </table:table-cell>
        </table:table-row>
        <table:table-row>
          <table:table-cell table:style-name="表3.A2" office:value-type="float" office:value="2">
            <text:p text:style-name="P12">2</text:p>
          </table:table-cell>
          <table:table-cell table:style-name="表3.B2" office:value-type="string">
            <text:p text:style-name="P13"><text:s/>когда в процессе электровосстановления<text:span text:style-name="T12">]electrical restoration</text:span> CO2 участвуют<text:span text:style-name="T12">]Participate</text:span> различные<text:span text:style-name="T12">]Different</text:span> металлы.</text:p>
          </table:table-cell>
        </table:table-row>
        <table:table-row>
          <table:table-cell table:style-name="表3.A2" office:value-type="float" office:value="3">
            <text:p text:style-name="P12">3</text:p>
          </table:table-cell>
          <table:table-cell table:style-name="表3.B2" office:value-type="string">
            <text:p text:style-name="P13"><text:s/>Например, использование<text:span text:style-name="T12">]Use</text:span> медных<text:span text:style-name="T12">]Copper</text:span> нанопроволок<text:span text:style-name="T12">]nanowire</text:span> приводит<text:span text:style-name="T12">]Leads</text:span> к получению<text:span text:style-name="T12">]Getting </text:span><text:s/>углеводородов<text:span text:style-name="T12">]Hydrocarbons</text:span>, </text:p>
          </table:table-cell>
        </table:table-row>
      </table:table>
      <text:p text:style-name="Text_20_body"/>
      <table:table table:name="表4" table:style-name="表4">
        <table:table-column table:style-name="表4.A"/>
        <table:table-column table:style-name="表4.B"/>
        <table:table-row>
          <table:table-cell table:style-name="表4.A1" office:value-type="float" office:value="1">
            <text:p text:style-name="P12">1</text:p>
          </table:table-cell>
          <table:table-cell table:style-name="表4.B1" office:value-type="string">
            <text:p text:style-name="P13">а нанопористое<text:span text:style-name="T12">]nanoporous</text:span> серебро<text:span text:style-name="T12">]Silver</text:span> помогает<text:span text:style-name="T12">]Helps</text:span> получать<text:span text:style-name="T12">]Receive</text:span> монооксид<text:span text:style-name="T12">]monoxide</text:span> углерода<text:span text:style-name="T12">]Carbon</text:span> (CO).</text:p>
          </table:table-cell>
        </table:table-row>
        <table:table-row>
          <table:table-cell table:style-name="表4.A2" office:value-type="float" office:value="2">
            <text:p text:style-name="P12">2</text:p>
          </table:table-cell>
          <table:table-cell table:style-name="表4.B2" office:value-type="string">
            <text:p text:style-name="P13">Самое<text:span text:style-name="T12">]Most</text:span> важное<text:span text:style-name="T12">]Important</text:span>: этот процесс можно контролировать<text:span text:style-name="T12">]Control</text:span> и регулировать<text:span text:style-name="T12">]Adjust</text:span>,</text:p>
          </table:table-cell>
        </table:table-row>
        <table:table-row>
          <table:table-cell table:style-name="表4.A2" office:value-type="float" office:value="3">
            <text:p text:style-name="P12">3</text:p>
          </table:table-cell>
          <table:table-cell table:style-name="表4.B2" office:value-type="string">
            <text:p text:style-name="P13">изменяя<text:span text:style-name="T12">]Changing</text:span> длину<text:span text:style-name="T12">]Length</text:span> нанопроволок<text:span text:style-name="T12">]nanowire</text:span> и <text:soft-page-break/>электрический потенциал<text:span text:style-name="T12">]Potential</text:span>.</text:p>
          </table:table-cell>
        </table:table-row>
      </table:table>
      <text:p text:style-name="P5"/>
      <text:p text:style-name="P5">[next] “Таким образом ”</text:p>
      <text:p text:style-name="Text_20_body"/>
      <text:p text:style-name="Standard"><text:bookmark text:name="docs-internal-guid-041e5d98-7fff-46c9-9eb5-54c65ed3a54e2"/><text:span text:style-name="T4">/ XXX]</text:span> </text:p>
      <text:p text:style-name="P6"/>
      <text:p text:style-name="P8"/>
      <text:p text:style-name="P2">------------------------------------------------------------</text:p>
      <text:p text:style-name="P3"><text:span text:style-name="T5">[20190818_231826]</text:span><text:line-break/></text:p>
      <table:table table:name="表5" table:style-name="表5">
        <table:table-column table:style-name="表5.A"/>
        <table:table-column table:style-name="表5.B"/>
        <table:table-row>
          <table:table-cell table:style-name="表5.A1" office:value-type="float" office:value="1">
            <text:p text:style-name="P12">1</text:p>
          </table:table-cell>
          <table:table-cell table:style-name="表5.B1" office:value-type="string">
            <text:p text:style-name="P13">Таким о'бразом<text:span text:style-name="T12">]Way</text:span> можно производи'ть<text:span text:style-name="T12">]Produce</text:span> любой<text:span text:style-name="T12">]Any</text:span> продукт на основе<text:span text:style-name="T12">]Basis</text:span> углерода или его комбинаций с другими<text:span text:style-name="T12">]Other</text:span> веществами<text:span text:style-name="T12">]Substances</text:span> в любом желаемом<text:span text:style-name="T12">]Desired</text:span> соотношении<text:span text:style-name="T12">]Ratio</text:span>.</text:p>
          </table:table-cell>
        </table:table-row>
        <table:table-row>
          <table:table-cell table:style-name="表5.A2" office:value-type="float" office:value="2">
            <text:p text:style-name="P12">2</text:p>
          </table:table-cell>
          <table:table-cell table:style-name="表5.B2" office:value-type="string">
            <text:p text:style-name="P13">Кстати<text:span text:style-name="T12">]By the way</text:span>, если<text:span text:style-name="T12">]If</text:span> использовать<text:span text:style-name="T12">]Use</text:span> в этом процессе металлические<text:span text:style-name="T12">]Metal</text:span> сплавы<text:span text:style-name="T12">]Alloys</text:span>, можно доби'ться<text:span text:style-name="T12">]Achieve</text:span> любопы'тных<text:span text:style-name="T12">]Curious</text:span> резу'льтатов<text:span text:style-name="T12">]Results</text:span>. </text:p>
          </table:table-cell>
        </table:table-row>
        <table:table-row>
          <table:table-cell table:style-name="表5.A2" office:value-type="float" office:value="3">
            <text:p text:style-name="P12">3</text:p>
          </table:table-cell>
          <table:table-cell table:style-name="表5.B2" office:value-type="string">
            <text:p text:style-name="P13">Например, при<text:span text:style-name="T12">]When</text:span> смеси<text:span text:style-name="T12">]Mixture</text:span> пла'тины<text:span text:style-name="T12">]Platinum</text:span> (которая явля'ется<text:span text:style-name="T12">]Is</text:span> катализа'тором<text:span text:style-name="T12">]Catalyst</text:span> горения<text:span text:style-name="T12">]Burning</text:span> водоро'да<text:span text:style-name="T12">]Hydrogen</text:span>) и зо'лота<text:span text:style-name="T12">]Gold</text:span> (которое дикту'ет<text:span text:style-name="T12">]Dictates</text:span> образова'ние<text:span text:style-name="T12">]formation</text:span> СО) можно в относи'тельно<text:span text:style-name="T12">]Relatively</text:span> больших коли'чествах<text:span text:style-name="T12">]Quantities</text:span> получать<text:span text:style-name="T12">]Receive</text:span> муравьи'ную<text:span text:style-name="T12">]ant</text:span> кислоту<text:span text:style-name="T12">]Acid</text:span> (HCOOH).</text:p>
          </table:table-cell>
        </table:table-row>
      </table:table>
      <text:p text:style-name="Text_20_body"/>
      <table:table table:name="表6" table:style-name="表6">
        <table:table-column table:style-name="表6.A"/>
        <table:table-column table:style-name="表6.B"/>
        <table:table-row>
          <table:table-cell table:style-name="表6.A1" office:value-type="float" office:value="1">
            <text:p text:style-name="P12">1</text:p>
          </table:table-cell>
          <table:table-cell table:style-name="表6.B1" office:value-type="string">
            <text:p text:style-name="P13">Последняя<text:span text:style-name="T12">]Last</text:span> может на'йти<text:span text:style-name="T12">]To find</text:span> применение<text:span text:style-name="T12">]Application</text:span> в топли'вных<text:span text:style-name="T12">]Fuel</text:span> элеме'нтах].</text:p>
          </table:table-cell>
        </table:table-row>
      </table:table>
      <text:p text:style-name="P5"/>
      <text:p text:style-name="P5">[next] “Команда планирует”</text:p>
      <text:p text:style-name="Text_20_body"/>
      <text:p text:style-name="Standard"><text:span text:style-name="T4">[/ </text:span><text:span text:style-name="T5">20190818_233711</text:span><text:span text:style-name="T4">]</text:span> </text:p>
      <text:p text:style-name="P6"/>
      <text:p text:style-name="P8"/>
      <text:p text:style-name="P2">------------------------------------------------------------</text:p>
      <text:p text:style-name="P3"><text:span text:style-name="T5">[20190821_175628]</text:span><text:line-break/></text:p>
      <table:table table:name="表7" table:style-name="表7">
        <table:table-column table:style-name="表7.A"/>
        <table:table-column table:style-name="表7.B"/>
        <text:soft-page-break/>
        <table:table-row>
          <table:table-cell table:style-name="表7.A1" office:value-type="float" office:value="1">
            <text:p text:style-name="P12">1</text:p>
          </table:table-cell>
          <table:table-cell table:style-name="表7.B1" office:value-type="string">
            <text:p text:style-name="P13">Команда<text:span text:style-name="T12">]Team</text:span> планирует<text:span text:style-name="T12">]Plans</text:span> продолжить<text:span text:style-name="T12">]Continue</text:span> свою<text:span text:style-name="T12">]Your</text:span> работу, в частности<text:span text:style-name="T12">]In particular,</text:span>, учёные займутся<text:span text:style-name="T12">]get on with it.</text:span> улучшением<text:span text:style-name="T12">]Improvement</text:span> своих технологий<text:span text:style-name="T12">]Technologies</text:span>. </text:p>
          </table:table-cell>
        </table:table-row>
        <table:table-row>
          <table:table-cell table:style-name="表7.A2" office:value-type="float" office:value="2">
            <text:p text:style-name="P12">2</text:p>
          </table:table-cell>
          <table:table-cell table:style-name="表7.B2" office:value-type="string">
            <text:p text:style-name="P13">Они хотят сделать<text:span text:style-name="T12">]To be done</text:span> процессы более<text:span text:style-name="T12">]More</text:span> избирательными<text:span text:style-name="T12">]Election</text:span> и точными<text:span text:style-name="T12">]Accurate</text:span>, а также разработать<text:span text:style-name="T12">]Develop</text:span> способы их масштаби'рования<text:span text:style-name="T12">]Scale</text:span>.</text:p>
          </table:table-cell>
        </table:table-row>
        <table:table-row>
          <table:table-cell table:style-name="表7.A2" office:value-type="float" office:value="3">
            <text:p text:style-name="P12">3</text:p>
          </table:table-cell>
          <table:table-cell table:style-name="表7.B2" office:value-type="string">
            <text:p text:style-name="P13">Тем<text:span text:style-name="T12">]The</text:span> вре'менем<text:span text:style-name="T12">]Time</text:span> экологи продолжают борьбу<text:span text:style-name="T12">]Fight</text:span> с выбросами<text:span text:style-name="T12">]Emissions</text:span> CO2.</text:p>
          </table:table-cell>
        </table:table-row>
        <table:table-row>
          <table:table-cell table:style-name="表7.A2">
            <text:p text:style-name="P12"/>
          </table:table-cell>
          <table:table-cell table:style-name="表7.B2" office:value-type="string">
            <text:p text:style-name="P13">Например, в Исландии парниковые<text:span text:style-name="T12">]Greenhouse</text:span> газы "упаковывают<text:span text:style-name="T12">]Pack</text:span>" под землёй<text:span text:style-name="T12">]Earth</text:span>,</text:p>
          </table:table-cell>
        </table:table-row>
        <table:table-row>
          <table:table-cell table:style-name="表7.A2">
            <text:p text:style-name="P12"/>
          </table:table-cell>
          <table:table-cell table:style-name="表7.B2" office:value-type="string">
            <text:p text:style-name="P13"><text:s/>а в Шве'йцарии<text:span text:style-name="T12">]Switzerland</text:span> создали<text:span text:style-name="T12">]Created</text:span> установку<text:span text:style-name="T12">]Installation</text:span>, которая "поедает<text:span text:style-name="T12">]Eats</text:span>" углекислый газ.</text:p>
          </table:table-cell>
        </table:table-row>
      </table:table>
      <text:p text:style-name="Text_20_body"/>
      <text:p text:style-name="P5">[next] <text:a xlink:type="simple" xlink:href="https://ru.wikipedia.org/wiki/Улавливание_и_хранение_углерода" text:style-name="Internet_20_link" text:visited-style-name="Visited_20_Internet_20_Link">https://ru.wikipedia.org/wiki/Улавливание_и_хранение_углерода</text:a></text:p>
      <text:p text:style-name="P5">(or, <text:a xlink:type="simple" xlink:href="https://www.sciencetimes.co.kr/?news=인공광합성-시대가-온다" text:style-name="Internet_20_link" text:visited-style-name="Visited_20_Internet_20_Link">https://www.sciencetimes.co.kr/?news=인공광합성-시대가-온다</text:a>)</text:p>
      <text:p text:style-name="Text_20_body"/>
      <text:p text:style-name="Standard"><text:span text:style-name="T4">[/ 20190821_181055]</text:span> </text:p>
      <text:p text:style-name="P6"/>
      <text:p text:style-name="P8"/>
      <text:p text:style-name="P2">------------------------------------------------------------</text:p>
      <text:p text:style-name="P3"><text:span text:style-name="T5">[20190828_152658]</text:span><text:line-break/><text:a xlink:type="simple" xlink:href="https://ru.wikipedia.org/wiki/Улавливание_и_хранение_углерода" text:style-name="Internet_20_link" text:visited-style-name="Visited_20_Internet_20_Link"><text:span text:style-name="T10">https://ru.wikipedia.org/wiki/Улавливание_и_хранение_углерода</text:span></text:a></text:p>
      <table:table table:name="表8" table:style-name="表8">
        <table:table-column table:style-name="表8.A"/>
        <table:table-column table:style-name="表8.B"/>
        <table:table-row>
          <table:table-cell table:style-name="表8.A1" office:value-type="float" office:value="1">
            <text:p text:style-name="P12">1</text:p>
          </table:table-cell>
          <table:table-cell table:style-name="表8.B1" office:value-type="string">
            <text:p text:style-name="P13">Улавливание<text:span text:style-name="T12">]Capture</text:span> и хранение<text:span text:style-name="T12">]Storage</text:span> углерода (англ. сarbon capture and storage, CCS) — процесс, включающий<text:span text:style-name="T12">]Includes</text:span> отделение<text:span text:style-name="T12">]Department</text:span> СО2 от промышленных<text:span text:style-name="T12">]Industrial</text:span> и энергетических источников<text:span text:style-name="T12">]Sources</text:span>, транспортиро'вку] к месту храненГлавнойия и долгосрочную<text:span text:style-name="T12">]Long term</text:span> изоляцию<text:span text:style-name="T12">]Isolation</text:span> от атмосферы[1].</text:p>
          </table:table-cell>
        </table:table-row>
        <table:table-row>
          <table:table-cell table:style-name="表8.A2" office:value-type="float" office:value="2">
            <text:p text:style-name="P12">2</text:p>
          </table:table-cell>
          <table:table-cell table:style-name="表8.B2" office:value-type="string">
            <text:p text:style-name="P13">Главной<text:span text:style-name="T12">]Main</text:span> целью<text:span text:style-name="T12">]purpose</text:span> улавливания и хранение углерода является<text:span text:style-name="T12">]Is</text:span> борьба<text:span text:style-name="T12">]Fight</text:span> с глобальным потеплением<text:span text:style-name="T12">]Warming</text:span>, а также загрязнением<text:span text:style-name="T12">]Pollution</text:span> окружающей<text:span text:style-name="T12">]Surrounding</text:span> среды<text:span text:style-name="T12">]Environment</text:span>. </text:p>
          </table:table-cell>
        </table:table-row>
        <table:table-row>
          <table:table-cell table:style-name="表8.A2" office:value-type="float" office:value="3">
            <text:p text:style-name="P12">3</text:p>
          </table:table-cell>
          <table:table-cell table:style-name="表8.B2" office:value-type="string">
            <text:p text:style-name="P13">В сентя'бре] 2016 года концентрация СО2 в атмосфере необрати'мо<text:span text:style-name="T12">]Irreversibly</text:span> превы'сила<text:span text:style-name="T12">]Exceeded</text:span> значе'ние<text:span text:style-name="T12">]Value</text:span> в 400 ppm[2] и продолжа'ет<text:span text:style-name="T12">]Continues</text:span> увели'чиваться<text:span text:style-name="T12">]Increase</text:span>. </text:p>
          </table:table-cell>
        </table:table-row>
        <table:table-row>
          <table:table-cell table:style-name="表8.A2" office:value-type="float" office:value="4">
            <text:p text:style-name="P12">4</text:p>
          </table:table-cell>
          <table:table-cell table:style-name="表8.B2" office:value-type="string">
            <text:p text:style-name="P13">Последний<text:span text:style-name="T12">]Last</text:span> раз такая концентрация CO2 была 600 тыс. лет <text:soft-page-break/>на'зад<text:span text:style-name="T12">]Back</text:span> вероятно<text:span text:style-name="T12">]Probably</text:span> в результа'те] сильной<text:span text:style-name="T12">]Strong</text:span> вулкани'ческой деяте'льности<text:span text:style-name="T12">]Activities</text:span>.</text:p>
          </table:table-cell>
        </table:table-row>
      </table:table>
      <text:p text:style-name="Text_20_body"/>
      <text:p text:style-name="P5">[next] “XXX”</text:p>
      <text:p text:style-name="P6"/>
      <text:p text:style-name="P9"><text:span text:style-name="T13">[/ 20190828_154615]</text:span> </text:p>
      <text:p text:style-name="P9"/>
      <text:p text:style-name="P8"/>
      <text:p text:style-name="P2">------------------------------------------------------------</text:p>
      <text:p text:style-name="P3"><text:span text:style-name="T5">[20190829_125717]</text:span><text:line-break/></text:p>
      <table:table table:name="表9" table:style-name="表9">
        <table:table-column table:style-name="表9.A"/>
        <table:table-column table:style-name="表9.B"/>
        <table:table-row>
          <table:table-cell table:style-name="表9.A1" office:value-type="float" office:value="1">
            <text:p text:style-name="P12">1</text:p>
          </table:table-cell>
          <table:table-cell table:style-name="表9.B1" office:value-type="string">
            <text:p text:style-name="P13">Проекты хранения<text:span text:style-name="T12">]Storage</text:span></text:p>
            <text:p text:style-name="P13">В США<text:span text:style-name="T12">]United States</text:span> на 2009 года разрабатывалось<text:span text:style-name="T12">]developed</text:span> три проекта<text:span text:style-name="T12">]Project</text:span> улавливания<text:span text:style-name="T12">]Capture</text:span> и захоронения<text:span text:style-name="T12">]Burial</text:span> углекислого газа. В двух проектах предлагалась<text:span text:style-name="T12">]offered</text:span> закачка<text:span text:style-name="T12">]Download</text:span> газа в нефтяные<text:span text:style-name="T12">]Oil</text:span> скважины<text:span text:style-name="T12">]Well</text:span> (газовый третичный<text:span text:style-name="T12">]Tertiary</text:span> метод нефтедобычи<text:span text:style-name="T12">]Oil</text:span>), еще<text:span text:style-name="T12">]still</text:span> в одно'м<text:span text:style-name="T12">]One</text:span> - закачка газа в подземные хранилища<text:span text:style-name="T12">]Storage</text:span>, подгото'вленные<text:span text:style-name="T12">]Prepared</text:span> в соляных<text:span text:style-name="T12">]Salt</text:span> куполах<text:span text:style-name="T12">]Domes</text:span>[3].</text:p>
          </table:table-cell>
        </table:table-row>
        <table:table-row>
          <table:table-cell table:style-name="表9.A2" office:value-type="float" office:value="2">
            <text:p text:style-name="P12">2</text:p>
          </table:table-cell>
          <table:table-cell table:style-name="表9.B2" office:value-type="string">
            <text:p text:style-name="P13"><text:span text:style-name="T12">[</text:span>В рамках<text:span text:style-name="T12">]As part of the</text:span> общей<text:span text:style-name="T12">]Shared</text:span> задачи<text:span text:style-name="T12">]Tasks</text:span> по противодействию<text:span text:style-name="T12">]Counter</text:span> изменению<text:span text:style-name="T12">]Change</text:span> климата, <text:span text:style-name="T12">[</text:span>с целью<text:span text:style-name="T12">]With the goal of</text:span> достижения<text:span text:style-name="T12">]Achieve</text:span> <text:span text:style-name="T12">[</text:span>цели уменьшения<text:span text:style-name="T12">]Reduction goals</text:span> <text:span text:style-name="T12">[</text:span>выбросо'в до нуля<text:span text:style-name="T12">]emissions to zero</text:span>, <text:span text:style-name="T12">[</text:span>основные производители<text:span text:style-name="T12">]major manufacturers</text:span> электроэнергии <text:span text:style-name="T12">[</text:span>в данный момент<text:span text:style-name="T12">]Right now</text:span> [изучают технологии<text:span text:style-name="T12">]studying technology</text:span>, которые [позволят достичь<text:span text:style-name="T12">]will achieve</text:span> [существенного снижения<text:span text:style-name="T12">]significant decline</text:span> доли<text:span text:style-name="T12">]Share</text:span> CO2 в [выбросах ТЭС<text:span text:style-name="T12">]выбросах ТЭС</text:span>.</text:p>
          </table:table-cell>
        </table:table-row>
        <table:table-row>
          <table:table-cell table:style-name="表9.A2" office:value-type="float" office:value="3">
            <text:p text:style-name="P12">3</text:p>
          </table:table-cell>
          <table:table-cell table:style-name="表9.B2" office:value-type="string">
            <text:p text:style-name="P13">[Одна из этих<text:span text:style-name="T12">]One of these</text:span> [потенциальных технологий<text:span text:style-name="T12">]potential technologies</text:span> [представлена гру'ппой систе'м<text:span text:style-name="T12">]represented by a group of systems</text:span> [под общим названием<text:span text:style-name="T12">]under the generic name</text:span> «УХДУ» (Улавливание и хранение двуокиси углерода). Эта технология [позволяет извлекать двуокись<text:span text:style-name="T12">]allows you to extract dioxide</text:span> углерода из [продуктов горения и<text:span text:style-name="T12">]combustion products and</text:span>, [путём серии химических реакций<text:span text:style-name="T12">]through a series of chemical reactions</text:span>, [выделять углерод и<text:span text:style-name="T12">]to emit carbon and</text:span> [делать его пригодным<text:span text:style-name="T12">]make it fit</text:span> к транспортиро'вке]. [Эти процессы гарантиру'ют<text:span text:style-name="T12">]These processes guarantee</text:span> [уменьшение уровня<text:span text:style-name="T12">]Reducing the level</text:span> CO2 в [выбросах у'гольных<text:span text:style-name="T12">]coal emissions</text:span> ТЭЦ до 90%.</text:p>
          </table:table-cell>
        </table:table-row>
        <text:soft-page-break/>
        <table:table-row>
          <table:table-cell table:style-name="表9.A2" office:value-type="float" office:value="4">
            <text:p text:style-name="P12">4</text:p>
          </table:table-cell>
          <table:table-cell table:style-name="表9.B2" office:value-type="string">
            <text:p text:style-name="P13">[Термокимик разработал<text:span text:style-name="T12">]Thermokimik developed</text:span> и [примени'л эту технологию<text:span text:style-name="T12">]applied this technology</text:span> [при строи'тельстве одной<text:span text:style-name="T12">]When building one</text:span> из[ крупнейших и наиболее технологически<text:span text:style-name="T12">]largest and most technologically</text:span> [совершенных электростанций в мире<text:span text:style-name="T12">]the world's perfect power plants</text:span>, ТЭС [компа'нии Enel в Бриндизи<text:span text:style-name="T12">]Enel in Brindisi</text:span>.</text:p>
          </table:table-cell>
        </table:table-row>
      </table:table>
      <text:p text:style-name="Text_20_body"/>
      <text:p text:style-name="Text_20_body"><text:a xlink:type="simple" xlink:href="https://duckduckgo.com/?q=Улавливание+и+хранение+углерода&amp;t=opera&amp;ia=web" text:style-name="Internet_20_link" text:visited-style-name="Visited_20_Internet_20_Link">https://duckduckgo.com/?q=Улавливание+и+хранение+углерода&amp;t=opera&amp;ia=web</text:a></text:p>
      <text:p text:style-name="Text_20_body"><text:a xlink:type="simple" xlink:href="http://alecotec.com/gazoochistka/ulavlivanie-i-hranenie-ugleroda" text:style-name="Internet_20_link" text:visited-style-name="Visited_20_Internet_20_Link"/></text:p>
      <text:p text:style-name="Text_20_body"><text:a xlink:type="simple" xlink:href="http://alecotec.com/gazoochistka/ulavlivanie-i-hranenie-ugleroda" text:style-name="Internet_20_link" text:visited-style-name="Visited_20_Internet_20_Link">http://alecotec.com/gazoochistka/ulavlivanie-i-hranenie-ugleroda</text:a></text:p>
      <text:p text:style-name="Text_20_body"/>
      <text:p text:style-name="P5">[next] “Установка, которая”</text:p>
      <text:p text:style-name="Text_20_body"/>
      <text:p text:style-name="Standard"><text:span text:style-name="T4">[/ 20190829_132911]</text:span> </text:p>
      <text:p text:style-name="P6"/>
      <text:p text:style-name="P8"/>
      <text:p text:style-name="P2">------------------------------------------------------------</text:p>
      <text:p text:style-name="P3"><text:span text:style-name="T5">[20190909_123444]</text:span><text:line-break/><text:a xlink:type="simple" xlink:href="http://alecotec.com/gazoochistka/ulavlivanie-i-hranenie-ugleroda" text:style-name="Internet_20_link" text:visited-style-name="Visited_20_Internet_20_Link"><text:span text:style-name="T10">http://alecotec.com/gazoochistka/ulavlivanie-i-hranenie-ugleroda</text:span></text:a></text:p>
      <table:table table:name="表10" table:style-name="表10">
        <table:table-column table:style-name="表10.A"/>
        <table:table-column table:style-name="表10.B"/>
        <table:table-row>
          <table:table-cell table:style-name="表10.A1" office:value-type="float" office:value="1">
            <text:p text:style-name="P12">1</text:p>
          </table:table-cell>
          <table:table-cell table:style-name="表10.B1" office:value-type="string">
            <text:p text:style-name="P13">Установка<text:span text:style-name="T12">]Installation</text:span>, которая была<text:span text:style-name="T12">]Was</text:span> разработана<text:span text:style-name="T12">]Developed</text:span> и произведена<text:span text:style-name="T12">]Made</text:span> Термокимик], установлена<text:span text:style-name="T12">]Have</text:span> на боково'м<text:span text:style-name="T12">]Side</text:span> ответвлении<text:span text:style-name="T12">]Branch</text:span> одного'<text:span text:style-name="T12">]One</text:span> из энергоблоков<text:span text:style-name="T12">]Units</text:span> на 660 мегаватт</text:p>
          </table:table-cell>
        </table:table-row>
        <table:table-row>
          <table:table-cell table:style-name="表10.A2" office:value-type="float" office:value="2">
            <text:p text:style-name="P12">2</text:p>
          </table:table-cell>
          <table:table-cell table:style-name="表10.B2" office:value-type="string">
            <text:p text:style-name="P13">Эта установка, испо'льзуя<text:span text:style-name="T12">]Using</text:span> процесс регенерации с по'мощью<text:span text:style-name="T12">]Help</text:span> химических раствори'телей<text:span text:style-name="T12">]Solvents</text:span>, позволит<text:span text:style-name="T12">]Will</text:span> очища'ть<text:span text:style-name="T12">]Clean</text:span> 12,000 Нм3/ч топо'чного<text:span text:style-name="T12">]Flue</text:span> газа, извлекая<text:span text:style-name="T12">]Extracting</text:span> до 2,25 тонн CO2 в час с эффективностью<text:span text:style-name="T12">]Efficiency</text:span> до 90%.</text:p>
          </table:table-cell>
        </table:table-row>
      </table:table>
      <text:p text:style-name="Text_20_body"><text:a xlink:type="simple" xlink:href="http://renen.ru/co2-capture-and-storage-technology-has-no-prospects/" text:style-name="Internet_20_link" text:visited-style-name="Visited_20_Internet_20_Link"/></text:p>
      <text:p text:style-name="Text_20_body"><text:a xlink:type="simple" xlink:href="http://renen.ru/co2-capture-and-storage-technology-has-no-prospects/" text:style-name="Internet_20_link" text:visited-style-name="Visited_20_Internet_20_Link"><text:span text:style-name="T10">http://renen.ru/co2-capture-and-storage-technology-has-no-prospects/</text:span></text:a></text:p>
      <table:table table:name="表11" table:style-name="表11">
        <table:table-column table:style-name="表11.A"/>
        <table:table-column table:style-name="表11.B"/>
        <table:table-row>
          <table:table-cell table:style-name="表11.A1" office:value-type="float" office:value="3">
            <text:p text:style-name="P12">3</text:p>
          </table:table-cell>
          <table:table-cell table:style-name="表11.B1" office:value-type="string">
            <text:p text:style-name="P13">Техноло'гия<text:span text:style-name="T12">]Technology</text:span> улавливания и хранения CO2 не име'ет<text:span text:style-name="T12">]Has</text:span> перспе'ктив<text:span text:style-name="T12">]Prospects</text:span> (?)</text:p>
          </table:table-cell>
        </table:table-row>
        <table:table-row>
          <table:table-cell table:style-name="表11.A2" office:value-type="float" office:value="4">
            <text:p text:style-name="P12">4</text:p>
          </table:table-cell>
          <table:table-cell table:style-name="表11.B2" office:value-type="string">
            <text:p text:style-name="P13">Снижение<text:span text:style-name="T12">]Reduced</text:span> выбросов<text:span text:style-name="T12">]Emissions</text:span> парниковых<text:span text:style-name="T12">]Greenhouse</text:span> газов — задача<text:span text:style-name="T12">]Task</text:span>, которая о'стро<text:span text:style-name="T12">]Acutely</text:span> стои'т<text:span text:style-name="T12">]Worth</text:span> пе'ред<text:span text:style-name="T12">]Before</text:span> челове'чеством<text:span text:style-name="T12">]Humanity</text:span>. <text:s/>Акти'вные<text:span text:style-name="T12">]Active</text:span> ша'ги<text:span text:style-name="T12">]Steps</text:span> по её реше'нию<text:span text:style-name="T12">]Decision</text:span> предпринима'ются<text:span text:style-name="T12">]Taken</text:span> с 90-х годов про'шлого<text:span text:style-name="T12">]Past</text:span> века<text:span text:style-name="T12">]Century</text:span>.</text:p>
          </table:table-cell>
        </table:table-row>
      </table:table>
      <text:p text:style-name="P5"/>
      <text:p text:style-name="P5"><text:soft-page-break/>[next] “Одной из” <text:a xlink:type="simple" xlink:href="http://renen.ru/co2-capture-and-storage-technology-has-no-prospects/" text:style-name="Internet_20_link" text:visited-style-name="Visited_20_Internet_20_Link">http://renen.ru/co2-capture-and-storage-technology-has-no-prospects/</text:a></text:p>
      <text:p text:style-name="Text_20_body"/>
      <text:p text:style-name="P11"><text:span text:style-name="T3">[/ 20190909_125511]</text:span> </text:p>
      <text:p text:style-name="P6"/>
      <text:p text:style-name="P8"/>
      <text:p text:style-name="P2">------------------------------------------------------------</text:p>
      <text:p text:style-name="P3"><text:span text:style-name="T6">[20190910_140759]</text:span><text:line-break/></text:p>
      <table:table table:name="表12" table:style-name="表12">
        <table:table-column table:style-name="表12.A"/>
        <table:table-column table:style-name="表12.B"/>
        <table:table-row>
          <table:table-cell table:style-name="表12.A1" office:value-type="float" office:value="1">
            <text:p text:style-name="P12">1</text:p>
          </table:table-cell>
          <table:table-cell table:style-name="表12.B1" office:value-type="string">
            <text:p text:style-name="P13">Одной<text:span text:style-name="T12">]One</text:span> из технологий, на которую возлагались<text:span text:style-name="T12">]pinned</text:span> большие надежды<text:span text:style-name="T12">]Hope</text:span> — это так называемое<text:span text:style-name="T12">]Called</text:span> улавливание и хранение углерода (carbon capture and storage, сокращённо<text:span text:style-name="T12">]abbreviated</text:span> — CCS). </text:p>
          </table:table-cell>
        </table:table-row>
        <table:table-row>
          <table:table-cell table:style-name="表12.A2" office:value-type="float" office:value="2">
            <text:p text:style-name="P12">2</text:p>
          </table:table-cell>
          <table:table-cell table:style-name="表12.B2" office:value-type="string">
            <text:p text:style-name="P13">Дело<text:span text:style-name="T12">]Case</text:span> в том, что данная<text:span text:style-name="T12">]This</text:span> технология позволя'ет<text:span text:style-name="T12">]Allows</text:span> испо'льзовать<text:span text:style-name="T12">]Use</text:span> существу'ющую<text:span text:style-name="T12">]Existing</text:span> энергетическую инфраструктуру, а и'менно<text:span text:style-name="T12">]exactly</text:span> газовые и, в пе'рвую<text:span text:style-name="T12">]First</text:span> о'чередь<text:span text:style-name="T12">]Queue</text:span>, </text:p>
          </table:table-cell>
        </table:table-row>
        <table:table-row>
          <table:table-cell table:style-name="表12.A2" office:value-type="float" office:value="3">
            <text:p text:style-name="P12">3</text:p>
          </table:table-cell>
          <table:table-cell table:style-name="表12.B2" office:value-type="string">
            <text:p text:style-name="P13">у'гольные<text:span text:style-name="T12">]Coal</text:span> электростанции с (предположительно<text:span text:style-name="T12">]Presumably</text:span>) гора'здо<text:span text:style-name="T12">]Much</text:span> ме'ньшим<text:span text:style-name="T12">]Less</text:span> вредо'м<text:span text:style-name="T12">]Harm</text:span> для окружа'ющей<text:span text:style-name="T12">]Surrounding</text:span> среды]Environment.</text:p>
          </table:table-cell>
        </table:table-row>
        <table:table-row>
          <table:table-cell table:style-name="表12.A2" office:value-type="float" office:value="4">
            <text:p text:style-name="P12">4</text:p>
          </table:table-cell>
          <table:table-cell table:style-name="表12.B2" office:value-type="string">
            <text:p text:style-name="P13"><text:span text:style-name="T12">[</text:span>Други'ми слова'ми<text:span text:style-name="T12">]In other words</text:span>, она дарит<text:span text:style-name="T12">]Gives</text:span> надежду<text:span text:style-name="T12">]Hope</text:span>, что принципиа'льно<text:span text:style-name="T12">]Fundamentally</text:span> в структуре энергетики можно ничего<text:span text:style-name="T12">]No problem</text:span> не менять<text:span text:style-name="T12">]Change</text:span> (так всегда'<text:span text:style-name="T12">]Always</text:span> про'ще<text:span text:style-name="T12">]Easier</text:span>), </text:p>
          </table:table-cell>
        </table:table-row>
        <table:table-row>
          <table:table-cell table:style-name="表12.A2" office:value-type="float" office:value="5">
            <text:p text:style-name="P12">5</text:p>
          </table:table-cell>
          <table:table-cell table:style-name="表12.B2" office:value-type="string">
            <text:p text:style-name="P13"><text:s/>а про'сто<text:span text:style-name="T12">]Just</text:span> докупи'ть<text:span text:style-name="T12">]Buy</text:span> дополнительное<text:span text:style-name="T12">]Additional</text:span> обору'дование<text:span text:style-name="T12">]Equipment</text:span>, которое будет «ликвиди'ровать<text:span text:style-name="T12">]Eliminate</text:span>» выбросы.</text:p>
          </table:table-cell>
        </table:table-row>
      </table:table>
      <text:p text:style-name="Text_20_body"/>
      <text:p text:style-name="P5">[next] “В связи с этим” (url : <text:a xlink:type="simple" xlink:href="http://renen.ru/co2-capture-and-storage-technology-has-no-prospects/" text:style-name="Internet_20_link" text:visited-style-name="Visited_20_Internet_20_Link">http://renen.ru/co2-capture-and-storage-technology-has-no-prospects/</text:a>)</text:p>
      <text:p text:style-name="Text_20_body"/>
      <text:p text:style-name="P11"><text:span text:style-name="T3">[/ 20190910_143551]</text:span> </text:p>
      <text:p text:style-name="P6"/>
      <text:p text:style-name="P8"/>
      <text:p text:style-name="P2">------------------------------------------------------------</text:p>
      <text:p text:style-name="P3"><text:span text:style-name="T6">[20190920_173510]</text:span><text:line-break/><text:soft-page-break/></text:p>
      <table:table table:name="表13" table:style-name="表13">
        <table:table-column table:style-name="表13.A"/>
        <table:table-column table:style-name="表13.B"/>
        <table:table-row>
          <table:table-cell table:style-name="表13.A1" office:value-type="float" office:value="1">
            <text:p text:style-name="P12">1</text:p>
          </table:table-cell>
          <table:table-cell table:style-name="表13.B1" office:value-type="string">
            <text:p text:style-name="P13">В связи<text:span text:style-name="T12">]Communication</text:span> с этим<text:span text:style-name="T12">]This</text:span> в 2007 году в ЕС был принят<text:span text:style-name="T12">]Adopted</text:span> план строи'тельства<text:span text:style-name="T12">]Construction</text:span> 12 о'пытных<text:span text:style-name="T12">]Experienced</text:span> электростанций, оснащённых<text:span text:style-name="T12">]equipped</text:span> CCS к 2015 году. </text:p>
          </table:table-cell>
        </table:table-row>
        <table:table-row>
          <table:table-cell table:style-name="表13.A2" office:value-type="float" office:value="2">
            <text:p text:style-name="P12">2</text:p>
          </table:table-cell>
          <table:table-cell table:style-name="表13.B2" office:value-type="string">
            <text:p text:style-name="P13">Одна'ко<text:span text:style-name="T12">]However</text:span>, на сегодняшний<text:span text:style-name="T12">]Today</text:span> день<text:span text:style-name="T12">]Day</text:span> по'лностью<text:span text:style-name="T12">]Fully</text:span> не реализо'ван<text:span text:style-name="T12">]Implemented</text:span> ни<text:span text:style-name="T12">]Neither</text:span> один проект, а существу'ющие<text:span text:style-name="T12">]Existing</text:span> планы и оста'вшиеся<text:span text:style-name="T12">]Remaining</text:span> текущие<text:span text:style-name="T12">]Current</text:span> проекты также под большим вопросом<text:span text:style-name="T12">]Issue</text:span></text:p>
          </table:table-cell>
        </table:table-row>
        <table:table-row>
          <table:table-cell table:style-name="表13.A2" office:value-type="float" office:value="3">
            <text:p text:style-name="P12">3</text:p>
          </table:table-cell>
          <table:table-cell table:style-name="表13.B2" office:value-type="string">
            <text:p text:style-name="P13">Почему<text:span text:style-name="T12">]Why</text:span>?</text:p>
            <text:p text:style-name="P13"/>
            <text:p text:style-name="P13">Посмотрим<text:span text:style-name="T12">]See</text:span>, что представляет<text:span text:style-name="T12">]Is</text:span> собо'й]A технология улавливания и хранения углерода.</text:p>
          </table:table-cell>
        </table:table-row>
        <table:table-row>
          <table:table-cell table:style-name="表13.A2" office:value-type="float" office:value="4">
            <text:p text:style-name="P12">4</text:p>
          </table:table-cell>
          <table:table-cell table:style-name="表13.B2" office:value-type="string">
            <text:p text:style-name="P13">Электростанция, оснащё'нная<text:span text:style-name="T12">]Equipped</text:span> системой<text:span text:style-name="T12">]System</text:span> CCS, сжигает<text:span text:style-name="T12">]Burns</text:span> углеводородное<text:span text:style-name="T12">]hydrocarbons</text:span> топливо, и с помо'щью<text:span text:style-name="T12">]Help</text:span> специального обору'дования<text:span text:style-name="T12">]Equipment</text:span> извлекает<text:span text:style-name="T12">]Retrieves</text:span> углекислый газ из выхлопных<text:span text:style-name="T12">]Exhaust</text:span> газов. </text:p>
          </table:table-cell>
        </table:table-row>
        <table:table-row>
          <table:table-cell table:style-name="表13.A2">
            <text:p text:style-name="P12"/>
          </table:table-cell>
          <table:table-cell table:style-name="表13.B2" office:value-type="string">
            <text:p text:style-name="P13">Дальше<text:span text:style-name="T12">]On</text:span>, в больши'нстве<text:span text:style-name="T12">]Most</text:span> слу'чаев<text:span text:style-name="T12">]Cases</text:span>, СО2 транспортиру'ется<text:span text:style-name="T12">]Transported</text:span> по трубопрово'дам<text:span text:style-name="T12">]Pipelines</text:span> к местам<text:span text:style-name="T12">]Places</text:span> хранения и зака'чивается<text:span text:style-name="T12">]Pumped</text:span> <text:span text:style-name="T12">[</text:span>в подзе'мные<text:span text:style-name="T12">]Into the underground</text:span> резервуа'ры<text:span text:style-name="T12">]Tanks</text:span>, например, отрабо'танные<text:span text:style-name="T12">]Waste</text:span> месторожде'ния<text:span text:style-name="T12">]Deposits</text:span> нефти или газа,</text:p>
          </table:table-cell>
        </table:table-row>
      </table:table>
      <text:p text:style-name="Text_20_body"/>
      <text:p text:style-name="P5">[next] “соленосные ” (url : <text:a xlink:type="simple" xlink:href="http://renen.ru/co2-capture-and-storage-technology-has-no-prospects/" text:style-name="Internet_20_link" text:visited-style-name="Visited_20_Internet_20_Link">http://renen.ru/co2-capture-and-storage-technology-has-no-prospects/</text:a>)</text:p>
      <text:p text:style-name="Text_20_body"/>
      <text:p text:style-name="P11"><text:span text:style-name="T3">[/ 20190920_175423]</text:span> </text:p>
      <text:p text:style-name="P6"/>
      <text:p text:style-name="P8"/>
      <text:p text:style-name="P9"/>
      <text:p text:style-name="P2">------------------------------------------------------------</text:p>
      <text:p text:style-name="P3"><text:span text:style-name="T6">[20190924_165801]</text:span><text:line-break/></text:p>
      <table:table table:name="表14" table:style-name="表14">
        <table:table-column table:style-name="表14.A"/>
        <table:table-column table:style-name="表14.B"/>
        <table:table-row>
          <table:table-cell table:style-name="表14.A1" office:value-type="float" office:value="1">
            <text:p text:style-name="P12">1</text:p>
          </table:table-cell>
          <table:table-cell table:style-name="表14.B1" office:value-type="string">
            <text:p text:style-name="P13">солено'сные<text:span text:style-name="T12">]salted</text:span> формации<text:span text:style-name="T12">]Formation</text:span> и про'чие<text:span text:style-name="T12">]Other</text:span> подходя'щие<text:span text:style-name="T12">]Suitable</text:span> для данных целей<text:span text:style-name="T12">]Purposes</text:span> по'лости<text:span text:style-name="T12">]Cavity</text:span> под землёй<text:span text:style-name="T12">]Earth</text:span>. После<text:span text:style-name="T12">]After</text:span> того'<text:span text:style-name="T12">]That's what</text:span> как резерву'ар<text:span text:style-name="T12">]reservoir</text:span> запо'лнен<text:span text:style-name="T12">]Filled</text:span>, скважи'на<text:span text:style-name="T12">]Well</text:span> запеча'тывается<text:span text:style-name="T12">]Sealed</text:span></text:p>
          </table:table-cell>
        </table:table-row>
        <text:soft-page-break/>
        <table:table-row>
          <table:table-cell table:style-name="表14.A2" office:value-type="float" office:value="2">
            <text:p text:style-name="P12">2</text:p>
          </table:table-cell>
          <table:table-cell table:style-name="表14.B2" office:value-type="string">
            <text:p text:style-name="P13">а объект должен<text:span text:style-name="T12">]Should</text:span> контролироваться<text:span text:style-name="T12">]Controlled</text:span> «вечно<text:span text:style-name="T12">]Forever</text:span>» в це'лях<text:span text:style-name="T12">]Purposes</text:span> предотвраще'ния<text:span text:style-name="T12">]Prevent</text:span> выбросов углекислого газа.</text:p>
          </table:table-cell>
        </table:table-row>
        <table:table-row>
          <table:table-cell table:style-name="表14.A2" office:value-type="float" office:value="3">
            <text:p text:style-name="P12">3</text:p>
          </table:table-cell>
          <table:table-cell table:style-name="表14.B2" office:value-type="string">
            <text:p text:style-name="P13">AAA</text:p>
          </table:table-cell>
        </table:table-row>
        <table:table-row>
          <table:table-cell table:style-name="表14.A2" office:value-type="float" office:value="4">
            <text:p text:style-name="P12">4</text:p>
          </table:table-cell>
          <table:table-cell table:style-name="表14.B2" office:value-type="string">
            <text:p text:style-name="P13">AAA</text:p>
          </table:table-cell>
        </table:table-row>
      </table:table>
      <text:p text:style-name="Text_20_body"/>
      <text:p text:style-name="P5">[next] “В статье на портале” (url : <text:a xlink:type="simple" xlink:href="http://renen.ru/co2-capture-and-storage-technology-has-no-prospects/" text:style-name="Internet_20_link" text:visited-style-name="Visited_20_Internet_20_Link">http://renen.ru/co2-capture-and-storage-technology-has-no-prospects/</text:a>)</text:p>
      <text:p text:style-name="Text_20_body"/>
      <text:p text:style-name="P11"><text:span text:style-name="T3">[/ 20190924_170743]</text:span> </text:p>
      <text:p text:style-name="P6"/>
      <text:p text:style-name="P8"/>
      <text:p text:style-name="P6"/>
      <text:p text:style-name="P2">------------------------------------------------------------</text:p>
      <text:p text:style-name="P3"><text:span text:style-name="T6">[20191103_143525]</text:span><text:line-break/></text:p>
      <table:table table:name="表15" table:style-name="表15">
        <table:table-column table:style-name="表15.A"/>
        <table:table-column table:style-name="表15.B"/>
        <table:table-row>
          <table:table-cell table:style-name="表15.A1" office:value-type="float" office:value="1">
            <text:p text:style-name="P12">1</text:p>
          </table:table-cell>
          <table:table-cell table:style-name="表15.B1" office:value-type="string">
            <text:p text:style-name="P13">В статье<text:span text:style-name="T12">Article</text:span> на портале:<text:span text:style-name="T12">Portal</text:span> Energypost приводится:<text:span text:style-name="T12">cited</text:span> любопытное:<text:span text:style-name="T12">Kinda</text:span> табличное:<text:span text:style-name="T12">Table</text:span> сравнение:<text:span text:style-name="T12">Comparison</text:span> экономики генерации:<text:span text:style-name="T12">Generate</text:span> разных:<text:span text:style-name="T12">Different</text:span> технологий без учёта:<text:span text:style-name="T12">Accounting</text:span> государственной поддержки:<text:span text:style-name="T12">Support</text:span> (для США). </text:p>
          </table:table-cell>
        </table:table-row>
        <table:table-row>
          <table:table-cell table:style-name="表15.A2" office:value-type="float" office:value="2">
            <text:p text:style-name="P12">2</text:p>
          </table:table-cell>
          <table:table-cell table:style-name="表15.B2" office:value-type="string">
            <text:p text:style-name="P13">Здесь:<text:span text:style-name="T12">In here</text:span> же приведена:<text:span text:style-name="T12">See</text:span> ссылка:<text:span text:style-name="T12">ссылка</text:span> на расчёты:<text:span text:style-name="T12">Calculations</text:span> и источники:<text:span text:style-name="T12">Sources</text:span> данных:<text:span text:style-name="T12">Data</text:span>. Сравниваются:<text:span text:style-name="T12">Compares</text:span> 1) угольная:<text:span text:style-name="T12">Coal</text:span> электростанция, работающая:<text:span text:style-name="T12">Working</text:span> по супер-сверхкритический:<text:span text:style-name="T12">super-critical</text:span> технологии:<text:span text:style-name="T12">Technology</text:span>,</text:p>
          </table:table-cell>
        </table:table-row>
        <table:table-row>
          <table:table-cell table:style-name="表15.A2" office:value-type="float" office:value="3">
            <text:p text:style-name="P12">3</text:p>
          </table:table-cell>
          <table:table-cell table:style-name="表15.B2" office:value-type="string">
            <text:p text:style-name="P13">2) такая же уго'[a]льная:<text:span text:style-name="T12">Coal</text:span> электростанция, оснащё'нная:<text:span text:style-name="T12">Equipped</text:span> CCS (ула'вливание:<text:span text:style-name="T12">Capture</text:span> 90% углерода), 3) материковая:<text:span text:style-name="T12">mainland</text:span> ветровая:<text:span text:style-name="T12">Wind</text:span> электростанция и 4) фотоэлектрическая солнечная:<text:span text:style-name="T12">Sun</text:span> электростанция.</text:p>
          </table:table-cell>
        </table:table-row>
        <table:table-row>
          <table:table-cell table:style-name="表15.A2" office:value-type="float" office:value="4">
            <text:p text:style-name="P12">4</text:p>
          </table:table-cell>
          <table:table-cell table:style-name="表15.B2" office:value-type="string">
            <text:p text:style-name="P13">Как мы видим:<text:span text:style-name="T12">See</text:span>, даже:<text:span text:style-name="T12">Even</text:span> обы'чная:<text:span text:style-name="T12">Usual</text:span> современная:<text:span text:style-name="T12">Modern</text:span> эффективная угольная электростанция существенно:<text:span text:style-name="T12">Significantly</text:span> прои'грывает:<text:span text:style-name="T12">Loses</text:span> на американском рынке:<text:span text:style-name="T12">Market</text:span> ветро'[a]вой:<text:span text:style-name="T12">Wind</text:span> и солнечной генерации. </text:p>
          </table:table-cell>
        </table:table-row>
      </table:table>
      <text:p text:style-name="Text_20_body"/>
      <text:p text:style-name="P5">[next] “ А уж” (url : <text:a xlink:type="simple" xlink:href="http://renen.ru/co2-capture-and-storage-technology-has-no-prospects/" text:style-name="Internet_20_link" text:visited-style-name="Visited_20_Internet_20_Link">http://renen.ru/co2-capture-and-storage-technology-has-no-prospects/</text:a>)</text:p>
      <text:p text:style-name="Text_20_body"/>
      <text:p text:style-name="P11"><text:soft-page-break/><text:span text:style-name="T3">[/ 20191103_150053]</text:span> </text:p>
      <text:p text:style-name="P6"/>
      <text:p text:style-name="P8"/>
      <text:p text:style-name="P6"/>
      <text:p text:style-name="P2">------------------------------------------------------------</text:p>
      <text:p text:style-name="P3"><text:span text:style-name="T6">[20191109_155348]</text:span><text:line-break/></text:p>
      <table:table table:name="表16" table:style-name="表16">
        <table:table-column table:style-name="表16.A"/>
        <table:table-column table:style-name="表16.B"/>
        <table:table-row>
          <table:table-cell table:style-name="表16.A1" office:value-type="float" office:value="1">
            <text:p text:style-name="P12">1</text:p>
          </table:table-cell>
          <table:table-cell table:style-name="表16.B1" office:value-type="string">
            <text:p text:style-name="P13">А уж:<text:span text:style-name="T12">already</text:span> электростанция, оснащённая:<text:span text:style-name="T12">Equipped</text:span> системами ула'вливания:<text:span text:style-name="T12">Capture</text:span> и хранения углерода:<text:span text:style-name="T12">Carbon</text:span>, и подавно:<text:span text:style-name="T12">moreover</text:span>.</text:p>
          </table:table-cell>
        </table:table-row>
        <table:table-row>
          <table:table-cell table:style-name="表16.A2" office:value-type="float" office:value="2">
            <text:p text:style-name="P12">2</text:p>
          </table:table-cell>
          <table:table-cell table:style-name="表16.B2" office:value-type="string">
            <text:p text:style-name="P13">Выраба'тываемый:<text:span text:style-name="T12">Produced</text:span> ею:<text:span text:style-name="T12">It</text:span> килова'тт-час:<text:span text:style-name="T12">kilowatt-hour</text:span> в три раза:<text:span text:style-name="T12">Times</text:span> доро'же:<text:span text:style-name="T12">Expensive</text:span>, чем:<text:span text:style-name="T12">Than</text:span> у ветрово'й:<text:span text:style-name="T12">Wind</text:span> электростанции.</text:p>
          </table:table-cell>
        </table:table-row>
        <table:table-row>
          <table:table-cell table:style-name="表16.A2" office:value-type="float" office:value="3">
            <text:p text:style-name="P12">3</text:p>
          </table:table-cell>
          <table:table-cell table:style-name="表16.B2" office:value-type="string">
            <text:p text:style-name="P13">Может ли:<text:span text:style-name="T12">Whether it's</text:span> технология CCS стать:<text:span text:style-name="T12">Become</text:span> со вре'менем:<text:span text:style-name="T12">Time</text:span> дешевле:<text:span text:style-name="T12">Cheaper</text:span> и конкурентоспосо'бнее:<text:span text:style-name="T12">More competitive</text:span> благодаря:<text:span text:style-name="T12">With</text:span> масштаби'рованию:<text:span text:style-name="T12">Scaling</text:span> и дальнейшим:<text:span text:style-name="T12">Further</text:span> техническим усоверше'нствованиям:<text:span text:style-name="T12">Improvements</text:span>? Теку'щий:<text:span text:style-name="T12">Current</text:span> о'пыт:<text:span text:style-name="T12">Experience</text:span> показывает:<text:span text:style-name="T12">Shows </text:span>, что вряд:<text:span text:style-name="T12">Scarcely</text:span> ли.</text:p>
          </table:table-cell>
        </table:table-row>
        <table:table-row>
          <table:table-cell table:style-name="表16.A2" office:value-type="float" office:value="4">
            <text:p text:style-name="P12">4</text:p>
          </table:table-cell>
          <table:table-cell table:style-name="表16.B2" office:value-type="string">
            <text:p text:style-name="P13">AAA</text:p>
          </table:table-cell>
        </table:table-row>
        <table:table-row>
          <table:table-cell table:style-name="表16.A2" office:value-type="float" office:value="5">
            <text:p text:style-name="P12">5</text:p>
          </table:table-cell>
          <table:table-cell table:style-name="表16.B2" office:value-type="string">
            <text:p text:style-name="P13">AAA</text:p>
          </table:table-cell>
        </table:table-row>
      </table:table>
      <text:p text:style-name="Text_20_body"/>
      <text:p text:style-name="P5">[next] “Во-первых” (url : <text:a xlink:type="simple" xlink:href="http://renen.ru/co2-capture-and-storage-technology-has-no-prospects/" text:style-name="Internet_20_link" text:visited-style-name="Visited_20_Internet_20_Link">http://renen.ru/co2-capture-and-storage-technology-has-no-prospects/</text:a>)</text:p>
      <text:p text:style-name="Text_20_body"/>
      <text:p text:style-name="P11"><text:span text:style-name="T3">[/ 20191109_160854]</text:span> </text:p>
      <text:p text:style-name="Text_20_body"/>
      <text:p text:style-name="Text_20_body"/>
      <text:p text:style-name="P8"/>
      <text:p text:style-name="P2">------------------------------------------------------------</text:p>
      <text:p text:style-name="P3"><text:span text:style-name="T6">[20191111_154302]</text:span><text:line-break/></text:p>
      <table:table table:name="表17" table:style-name="表17">
        <table:table-column table:style-name="表17.A"/>
        <table:table-column table:style-name="表17.B"/>
        <table:table-row>
          <table:table-cell table:style-name="表17.A1" office:value-type="float" office:value="1">
            <text:p text:style-name="P12">1</text:p>
          </table:table-cell>
          <table:table-cell table:style-name="表17.B1" office:value-type="string">
            <text:p text:style-name="P13">Во-первых:<text:span text:style-name="T12">First,</text:span>, существуют:<text:span text:style-name="T12">Exist</text:span> физические:<text:span text:style-name="T12">Physical</text:span> ограничения:<text:span text:style-name="T12">Limitations</text:span>. Для работы таких электростанций всегда:<text:span text:style-name="T12">Always</text:span> будет требоваться:<text:span text:style-name="T12">Require</text:span> дополнительное:<text:span text:style-name="T12">Additional</text:span> <text:soft-page-break/>топливо. </text:p>
          </table:table-cell>
        </table:table-row>
        <table:table-row>
          <table:table-cell table:style-name="表17.A2" office:value-type="float" office:value="2">
            <text:p text:style-name="P12">2</text:p>
          </table:table-cell>
          <table:table-cell table:style-name="表17.B2" office:value-type="string">
            <text:p text:style-name="P13"><text:s/>«Железо:<text:span text:style-name="T12">Iron</text:span>» для таких объектов не имеет столь:<text:span text:style-name="T12">So</text:span> существе'нного:<text:span text:style-name="T12">Significant</text:span> потенциа'ла:<text:span text:style-name="T12">Capacity</text:span> удешевле'ния:<text:span text:style-name="T12">Reduce</text:span>, како'[a]вое:<text:span text:style-name="T12">what it's like</text:span> мы наблюда'ем:<text:span text:style-name="T12">See</text:span>, например, у фотоэлектрических преобразо'[a:]вателей:<text:span text:style-name="T12">Converters</text:span> (со'лнечных:<text:span text:style-name="T12">Solar</text:span> панелей). </text:p>
          </table:table-cell>
        </table:table-row>
        <table:table-row>
          <table:table-cell table:style-name="表17.A2" office:value-type="float" office:value="3">
            <text:p text:style-name="P12">3</text:p>
          </table:table-cell>
          <table:table-cell table:style-name="表17.B2" office:value-type="string">
            <text:p text:style-name="P13">Вряд:<text:span text:style-name="T12">Scarcely</text:span> ли можно утве'рждать:<text:span text:style-name="T12">Argue</text:span>, что сто'имость:<text:span text:style-name="T12">Cost</text:span> обору'дованесмотряния:<text:span text:style-name="T12">Equipment</text:span> для у'гольных:<text:span text:style-name="T12">Coal</text:span> электростанций ско'ль-нибудь:<text:span text:style-name="T12">anybody</text:span> си'льно:<text:span text:style-name="T12">Much</text:span> у'пала:<text:span text:style-name="T12">Fell</text:span> за после'дние:<text:span text:style-name="T12">Last</text:span> десятиле'тия:<text:span text:style-name="T12">Decades</text:span>, несмо'[a]тря:<text:span text:style-name="T12">Although</text:span> на колосса'льные:<text:span text:style-name="T12">Colossal</text:span> масш[sh]та'бы:<text:span text:style-name="T12">Scales</text:span> постро'енных:<text:span text:style-name="T12">Built</text:span> мо'щностей:<text:span text:style-name="T12">Capacity</text:span>.</text:p>
          </table:table-cell>
        </table:table-row>
      </table:table>
      <text:p text:style-name="Text_20_body"/>
      <text:p text:style-name="P5">[next] “Во-вторых” (url : <text:a xlink:type="simple" xlink:href="http://renen.ru/co2-capture-and-storage-technology-has-no-prospects/" text:style-name="Internet_20_link" text:visited-style-name="Visited_20_Internet_20_Link">http://renen.ru/co2-capture-and-storage-technology-has-no-prospects/</text:a>)</text:p>
      <text:p text:style-name="Text_20_body"/>
      <text:p text:style-name="P11"><text:span text:style-name="T3">[/ 20191111_155928]</text:span> </text:p>
      <text:p text:style-name="Text_20_body"/>
      <text:p text:style-name="P8"/>
      <text:p text:style-name="P2">------------------------------------------------------------</text:p>
      <text:p text:style-name="P3"><text:span text:style-name="T6">[20191117_174958]</text:span><text:line-break/></text:p>
      <table:table table:name="表18" table:style-name="表18">
        <table:table-column table:style-name="表18.A"/>
        <table:table-column table:style-name="表18.B"/>
        <table:table-row>
          <table:table-cell table:style-name="表18.A1" office:value-type="float" office:value="1">
            <text:p text:style-name="P12">1</text:p>
          </table:table-cell>
          <table:table-cell table:style-name="表18.B1" office:value-type="string">
            <text:p text:style-name="Table_20_Contents"><text:span text:style-name="T8">Во-вто'[a:]рых:</text:span><text:span text:style-name="T11">Second</text:span><text:span text:style-name="T8">, при реализации пилотных проектов электростанций с CCS традицио'нного отмеча'ется:</text:span><text:span text:style-name="T11">register oneself</text:span><text:span text:style-name="T8"> превышение:</text:span><text:span text:style-name="T11">excess</text:span><text:span text:style-name="T8"> первонача'льно:</text:span><text:span text:style-name="T11">originally </text:span><text:span text:style-name="T8"><text:s/>зало'женных:</text:span><text:span text:style-name="T11">establish</text:span><text:span text:style-name="T8"> бюджетов:</text:span><text:span text:style-name="T11">budget </text:span><text:span text:style-name="T8">. </text:span></text:p>
          </table:table-cell>
        </table:table-row>
        <table:table-row>
          <table:table-cell table:style-name="表18.A2" office:value-type="float" office:value="2">
            <text:p text:style-name="P12">2</text:p>
          </table:table-cell>
          <table:table-cell table:style-name="表18.B2" office:value-type="string">
            <text:p text:style-name="P13">Например, американский проект угольной:<text:span text:style-name="T12">coal </text:span><text:s/>электростанции Kemper Plant (582 МВт) предусма'тривал:<text:span text:style-name="T12">envisage</text:span> инвести'ции в размере:<text:span text:style-name="T12">size</text:span> $ 2,2 млрд. О'[a]днако, бюджет вырос:<text:span text:style-name="T12">has grown</text:span> до $ 7,3 млрд! После чего про'[a]ект закры'ли:<text:span text:style-name="T12">closed</text:span>.</text:p>
          </table:table-cell>
        </table:table-row>
        <table:table-row>
          <table:table-cell table:style-name="表18.A2" office:value-type="float" office:value="3">
            <text:p text:style-name="P12">3</text:p>
          </table:table-cell>
          <table:table-cell table:style-name="表18.B2" office:value-type="string">
            <text:p text:style-name="P13">То же самое происходит:<text:span text:style-name="T12">occur</text:span> с го'[a]лландским про'[a]ектом по улавливанию и хранению углерода ROAD (Rotterdam Opslag en Afvang Demonstratieproject или Rotterdam Capture and Storage Demonstration Project). Несмотря' на то:<text:span text:style-name="T12">Despite</text:span>, </text:p>
          </table:table-cell>
        </table:table-row>
        <table:table-row>
          <table:table-cell table:style-name="表18.A2">
            <text:p text:style-name="P12"/>
          </table:table-cell>
          <table:table-cell table:style-name="表18.B2" office:value-type="string">
            <text:p text:style-name="P13">что Европейская комиссия выделила:<text:span text:style-name="T12">allocated </text:span><text:s/>€ 180 млн, а голландское правительство:<text:span text:style-name="T12">government </text:span><text:s/>до € 150 млн, участники:<text:span text:style-name="T12">participants</text:span> проекта, крупные:<text:span text:style-name="T12">major </text:span><text:s/>европейские <text:soft-page-break/>энергетические компании Uniper и Engie прекратили:<text:span text:style-name="T12">stopped</text:span> работу над ним.</text:p>
          </table:table-cell>
        </table:table-row>
        <table:table-row>
          <table:table-cell table:style-name="表18.A2">
            <text:p text:style-name="P12"/>
          </table:table-cell>
          <table:table-cell table:style-name="表18.B2" office:value-type="string">
            <text:p text:style-name="P13">То есть:<text:span text:style-name="T12">That is</text:span> даже:<text:span text:style-name="T12">even</text:span> массивные государственные субси'дии не могут улучшить:<text:span text:style-name="T12">improve </text:span><text:s/>жизнеспосо'бность:<text:span text:style-name="T12">viability </text:span><text:s/>таких проектов.</text:p>
          </table:table-cell>
        </table:table-row>
      </table:table>
      <text:p text:style-name="Text_20_body"/>
      <text:p text:style-name="P5">[next] “Риск” (url : <text:a xlink:type="simple" xlink:href="http://renen.ru/co2-capture-and-storage-technology-has-no-prospects/" text:style-name="Internet_20_link" text:visited-style-name="Visited_20_Internet_20_Link">http://renen.ru/co2-capture-and-storage-technology-has-no-prospects/</text:a>)</text:p>
      <text:p text:style-name="P6"/>
      <text:p text:style-name="P6"><text:span text:style-name="T14">[/ </text:span>20191117_180948<text:span text:style-name="T14">]</text:span><text:span text:style-name="T16"> </text:span></text:p>
      <text:p text:style-name="P6"/>
      <text:p text:style-name="P8"/>
      <text:p text:style-name="P2">------------------------------------------------------------</text:p>
      <text:p text:style-name="P3"><text:span text:style-name="T6">[20191118_161100]</text:span><text:line-break/></text:p>
      <table:table table:name="表19" table:style-name="表19">
        <table:table-column table:style-name="表19.A"/>
        <table:table-column table:style-name="表19.B"/>
        <table:table-row>
          <table:table-cell table:style-name="表19.A1" office:value-type="float" office:value="1">
            <text:p text:style-name="P12">1</text:p>
          </table:table-cell>
          <table:table-cell table:style-name="表19.B1" office:value-type="string">
            <text:p text:style-name="P13">Риск инвестиций в технологии CCS в Европе повышается также в связи с тем, что в ЕС дальнейшие перспективы угольной генерации, в-принципе, достаточно туманны.</text:p>
          </table:table-cell>
        </table:table-row>
        <table:table-row>
          <table:table-cell table:style-name="表19.A2" office:value-type="float" office:value="2">
            <text:p text:style-name="P12">2</text:p>
          </table:table-cell>
          <table:table-cell table:style-name="表19.B2" office:value-type="string">
            <text:p text:style-name="P13">Таким образом, мне представляется очевидным, что хранение и улавливание углерода (CCS) — это технология, которая в энергетическом секторе вряд ли будет применяться массово. </text:p>
          </table:table-cell>
        </table:table-row>
        <table:table-row>
          <table:table-cell table:style-name="表19.A2" office:value-type="float" office:value="3">
            <text:p text:style-name="P12">3</text:p>
          </table:table-cell>
          <table:table-cell table:style-name="表19.B2" office:value-type="string">
            <text:p text:style-name="P13">Стремительное удешевление ветровой и солнечной энергетики сильно обостряет соперничество энергетических альтернатив, в котором капиталоёмкие проекты в угольной генерации очевидно проигрывают.</text:p>
          </table:table-cell>
        </table:table-row>
        <table:table-row>
          <table:table-cell table:style-name="表19.A2">
            <text:p text:style-name="P12"/>
          </table:table-cell>
          <table:table-cell table:style-name="表19.B2" office:value-type="string">
            <text:p text:style-name="P13">В то же время существуют направления, где наработанный опыт может быть использован.</text:p>
          </table:table-cell>
        </table:table-row>
        <table:table-row>
          <table:table-cell table:style-name="表19.A2">
            <text:p text:style-name="P12"/>
          </table:table-cell>
          <table:table-cell table:style-name="表19.B2" office:value-type="string">
            <text:p text:style-name="P13">Например, обсуждается задействование CCS для сокращения выбросов цементных производств.</text:p>
          </table:table-cell>
        </table:table-row>
        <table:table-row>
          <table:table-cell table:style-name="表19.A2">
            <text:p text:style-name="P12"/>
          </table:table-cell>
          <table:table-cell table:style-name="表19.B2" office:value-type="string">
            <text:p text:style-name="P13">Технологии CCS также могут применяться в проектах, направленных на повышение добычи нефти на старых месторождениях, как это происходит в проекте Petra Nova, о котором мы рассказывали.</text:p>
          </table:table-cell>
        </table:table-row>
        <table:table-row>
          <table:table-cell table:style-name="表19.A2">
            <text:p text:style-name="P12"/>
          </table:table-cell>
          <table:table-cell table:style-name="表19.B2" office:value-type="string">
            <text:p text:style-name="P13">Необходимо добавить, что существует и другая точка зрения, суть которой такова. </text:p>
          </table:table-cell>
        </table:table-row>
        <table:table-row>
          <table:table-cell table:style-name="表19.A2">
            <text:p text:style-name="P12"/>
          </table:table-cell>
          <table:table-cell table:style-name="表19.B2" office:value-type="string">
            <text:p text:style-name="P13">Для достижения целей Парижского климатического соглашения <text:soft-page-break/>применение технологий CCS является неизбежной необходимостью. </text:p>
          </table:table-cell>
        </table:table-row>
      </table:table>
      <text:p text:style-name="Text_20_body"/>
      <text:p text:style-name="P5">[next] “Они” (url : <text:a xlink:type="simple" xlink:href="http://renen.ru/co2-capture-and-storage-technology-has-no-prospects/" text:style-name="Internet_20_link" text:visited-style-name="Visited_20_Internet_20_Link">http://renen.ru/co2-capture-and-storage-technology-has-no-prospects/</text:a></text:p>
      <text:p text:style-name="Text_20_body"/>
      <text:p text:style-name="P11"><text:span text:style-name="T3">[/ XXX]</text:span> </text:p>
      <text:p text:style-name="Text_20_body"/>
      <text:p text:style-name="Text_20_body"/>
      <text:p text:style-name="P8"/>
      <text:p text:style-name="P2">------------------------------------------------------------</text:p>
      <text:p text:style-name="P3"><text:span text:style-name="T6">[Они]</text:span><text:line-break/></text:p>
      <table:table table:name="表20" table:style-name="表20">
        <table:table-column table:style-name="表20.A"/>
        <table:table-column table:style-name="表20.B"/>
        <table:table-row>
          <table:table-cell table:style-name="表20.A1" office:value-type="float" office:value="1">
            <text:p text:style-name="P12">1</text:p>
          </table:table-cell>
          <table:table-cell table:style-name="表20.B1" office:value-type="string">
            <text:p text:style-name="P13">Они будут использоваться не только на реконструированных объектах угольной генерации, но и газовых, а также биогазовых электростанциях.</text:p>
          </table:table-cell>
        </table:table-row>
        <table:table-row>
          <table:table-cell table:style-name="表20.A2" office:value-type="float" office:value="2">
            <text:p text:style-name="P12">2</text:p>
          </table:table-cell>
          <table:table-cell table:style-name="表20.B2" office:value-type="string">
            <text:p text:style-name="P13">Впрочем, пока это видение разбивается об экономическую реальность.</text:p>
          </table:table-cell>
        </table:table-row>
        <table:table-row>
          <table:table-cell table:style-name="表20.A2" office:value-type="float" office:value="3">
            <text:p text:style-name="P12">3</text:p>
          </table:table-cell>
          <table:table-cell table:style-name="表20.B2" office:value-type="string">
            <text:p text:style-name="P14"><text:a xlink:type="simple" xlink:href="https://www.popmech.ru/technologies/9781-pryamo-iz-vozdukha-uglekislyy-gaz-poymayut-po-mestu-zhitelstva/" text:style-name="Internet_20_link" text:visited-style-name="Visited_20_Internet_20_Link">https://www.popmech.ru/technologies/9781-pryamo-iz-vozdukha-uglekislyy-gaz-poymayut-po-mestu-zhitelstva/</text:a></text:p>
            <text:p text:style-name="P13">Прямо из воздуха: Углекислый газ поймают «по месту жительства»</text:p>
          </table:table-cell>
        </table:table-row>
        <table:table-row>
          <table:table-cell table:style-name="表20.A2">
            <text:p text:style-name="P12"/>
          </table:table-cell>
          <table:table-cell table:style-name="表20.B2" office:value-type="string">
            <text:p text:style-name="P13">Компания Global Research Technologies, занимающаяся технологическими исследованиями и разработками, и Клаус Лакнер из колумбийского университета успешно продемонстрировали смелую новую технологию,</text:p>
          </table:table-cell>
        </table:table-row>
        <table:table-row>
          <table:table-cell table:style-name="表20.A2">
            <text:p text:style-name="P12"/>
          </table:table-cell>
          <table:table-cell table:style-name="表20.B2" office:value-type="string">
            <text:p text:style-name="P13">позволяющую улавливать диоксид углерода прям из воздуха.</text:p>
          </table:table-cell>
        </table:table-row>
        <table:table-row>
          <table:table-cell table:style-name="表20.A2">
            <text:p text:style-name="P12"/>
          </table:table-cell>
          <table:table-cell table:style-name="表20.B2" office:value-type="string">
            <text:p text:style-name="P13"/>
          </table:table-cell>
        </table:table-row>
      </table:table>
      <text:p text:style-name="Text_20_body"/>
      <text:p text:style-name="P5">[next] “Одна ” (url : <text:a xlink:type="simple" xlink:href="https://www.popmech.ru/technologies/9781-pryamo-iz-vozdukha-uglekislyy-gaz-poymayut-po-mestu-zhitelstva/" text:style-name="Internet_20_link" text:visited-style-name="Visited_20_Internet_20_Link">https://www.popmech.ru/technologies/9781-pryamo-iz-vozdukha-uglekislyy-gaz-poymayut-po-mestu-zhitelstva/</text:a>)</text:p>
      <text:p text:style-name="Text_20_body"/>
      <text:p text:style-name="P11"><text:span text:style-name="T3">[/ 20191120_160447]</text:span> </text:p>
      <text:p text:style-name="Text_20_body"/>
      <text:p text:style-name="P8"/>
      <text:p text:style-name="P2">------------------------------------------------------------</text:p>
      <text:p text:style-name="P3"><text:span text:style-name="T6">[XXX]</text:span><text:line-break/><text:soft-page-break/></text:p>
      <table:table table:name="表21" table:style-name="表21">
        <table:table-column table:style-name="表21.A"/>
        <table:table-column table:style-name="表21.B"/>
        <table:table-row>
          <table:table-cell table:style-name="表21.A1" office:value-type="float" office:value="1">
            <text:p text:style-name="P12">1</text:p>
          </table:table-cell>
          <table:table-cell table:style-name="表21.B1" office:value-type="string">
            <text:p text:style-name="P14"><text:a xlink:type="simple" xlink:href="http://nownews.seoul.co.kr/news/newsView.php?id=20171022601003" text:style-name="Internet_20_link" text:visited-style-name="Visited_20_Internet_20_Link">http://nownews.seoul.co.kr/news/newsView.php?id=20171022601003</text:a></text:p>
            <text:p text:style-name="P13">[고든 정의 TECH+] 이산화탄소 흡수하는 발전소가 있다고?</text:p>
            <text:p text:style-name="P13"/>
            <text:p text:style-name="P13">[출처: 서울신문에서 제공하는 기사입니다.]</text:p>
          </table:table-cell>
        </table:table-row>
        <table:table-row>
          <table:table-cell table:style-name="表21.A2" office:value-type="float" office:value="2">
            <text:p text:style-name="P12">2</text:p>
          </table:table-cell>
          <table:table-cell table:style-name="表21.B2" office:value-type="string">
            <text:p text:style-name="P13">우리의 편리한 문명 생활은 1년 365일, 24시간 전기를 통해 이뤄지고 있습니다. 하지만 전기를 생산하는 방법이 문제가 됩니다. 예를 들어 석탄이나 천연가스를 이용한 발전소는 가장 손쉽게 전기를 생산하는 방법이지만, 온실가스 배출 문제를 비롯한 환경문제가 있습니다. 원자력 발전은 대기오염이나 온실가스 문제는 없지만, 만에 하나라도 사고가 발생하면 대형 참사로 이어질 수 있고 오랜 세월 방사성 폐기물을 보관해야 합니다.</text:p>
            <text:p text:style-name="P13"/>
            <text:p text:style-name="P13">[출처: 서울신문에서 제공하는 기사입니다.] http://nownews.seoul.co.kr/news/newsView.php?id=20171022601003#csidx847ae7d04c8fa409c2400299441c34e </text:p>
          </table:table-cell>
        </table:table-row>
        <table:table-row>
          <table:table-cell table:style-name="表21.A2" office:value-type="float" office:value="3">
            <text:p text:style-name="P12">3</text:p>
          </table:table-cell>
          <table:table-cell table:style-name="表21.B2" office:value-type="string">
            <text:p text:style-name="P13">AAA</text:p>
          </table:table-cell>
        </table:table-row>
      </table:table>
      <text:p text:style-name="Text_20_body"/>
      <text:p text:style-name="P5">[next] ANY (url : <text:a xlink:type="simple" xlink:href="https://duckduckgo.com/?q=공중에서+직접+이산화탄소+포획.&amp;t=opera&amp;ia=web" text:style-name="Internet_20_link" text:visited-style-name="Visited_20_Internet_20_Link">https://duckduckgo.com/?q=공중에서+직접+이산화탄소+포획.&amp;t=opera&amp;ia=web</text:a>)</text:p>
      <text:p text:style-name="P5">or, <text:a xlink:type="simple" xlink:href="https://ko.climateimpactnews.com/solutions/1550-why-capturing-carbon-to-fight-climate-change-is-dividing-environmentalists" text:style-name="Internet_20_link" text:visited-style-name="Visited_20_Internet_20_Link">https://ko.climateimpactnews.com/solutions/1550-why-capturing-carbon-to-fight-climate-change-is-dividing-environmentalists</text:a></text:p>
      <text:p text:style-name="Text_20_body"/>
      <text:p text:style-name="P11"><text:span text:style-name="T3">[/ 20191120_163836]</text:span> </text:p>
      <text:p text:style-name="Text_20_body"/>
      <text:p text:style-name="P8"/>
      <text:p text:style-name="P2">------------------------------------------------------------</text:p>
      <text:p text:style-name="P3"><text:span text:style-name="T6">[20191124_003338]</text:span><text:line-break/></text:p>
      <table:table table:name="表22" table:style-name="表22">
        <table:table-column table:style-name="表22.A"/>
        <table:table-column table:style-name="表22.B"/>
        <table:table-row>
          <table:table-cell table:style-name="表22.A1" office:value-type="float" office:value="1">
            <text:p text:style-name="P12">1</text:p>
          </table:table-cell>
          <table:table-cell table:style-name="表22.B1" office:value-type="string">
            <text:p text:style-name="P13">Одна из наиболее серьезных проблем, с которой пришлось столкнуться людям — это беспрецедентно увеличившийся уровень содержания углекислого газа в атмосфере Земли. </text:p>
          </table:table-cell>
        </table:table-row>
        <table:table-row>
          <table:table-cell table:style-name="表22.A2" office:value-type="float" office:value="2">
            <text:p text:style-name="P12">2</text:p>
          </table:table-cell>
          <table:table-cell table:style-name="表22.B2" office:value-type="string">
            <text:p text:style-name="P13">Работа над экстрактором началась в 2004 году, а недавно создатели продемонстрировали эффективность своего детища.</text:p>
          </table:table-cell>
        </table:table-row>
        <table:table-row>
          <table:table-cell table:style-name="表22.A2" office:value-type="float" office:value="3">
            <text:p text:style-name="P12">3</text:p>
          </table:table-cell>
          <table:table-cell table:style-name="表22.B2" office:value-type="string">
            <text:p text:style-name="P13">Устройство работает следующим образом: сорбенты улавливают <text:soft-page-break/>молекулы СО2, свободно плавающие в воздухе, и выпускают их в качестве сплошного потока углекислого газа, который впоследствии изолируется.</text:p>
            <text:p text:style-name="P13"/>
          </table:table-cell>
        </table:table-row>
      </table:table>
      <text:p text:style-name="Text_20_body"/>
      <text:p text:style-name="P5">[next] “Устройство с просветом” (url : <text:a xlink:type="simple" xlink:href="https://www.popmech.ru/technologies/9781-pryamo-iz-vozdukha-uglekislyy-gaz-poymayut-po-mestu-zhitelstva/" text:style-name="Internet_20_link" text:visited-style-name="Visited_20_Internet_20_Link">https://www.popmech.ru/technologies/9781-pryamo-iz-vozdukha-uglekislyy-gaz-poymayut-po-mestu-zhitelstva/</text:a>)</text:p>
      <text:p text:style-name="Text_20_body"/>
      <text:p text:style-name="P11"><text:span text:style-name="T3">[/ 20191124_010650]</text:span> </text:p>
      <text:p text:style-name="Text_20_body"/>
      <text:p text:style-name="Text_20_body"/>
      <text:p text:style-name="P8"/>
      <text:p text:style-name="P2">------------------------------------------------------------</text:p>
      <text:p text:style-name="P3"><text:span text:style-name="T6">[20191124_010747]</text:span><text:line-break/>https://baike.baidu.com/item/二氧化碳捕获技术/22124699</text:p>
      <table:table table:name="表23" table:style-name="表23">
        <table:table-column table:style-name="表23.A"/>
        <table:table-column table:style-name="表23.B"/>
        <table:table-row>
          <table:table-cell table:style-name="表23.A1" office:value-type="float" office:value="1">
            <text:p text:style-name="P12">1</text:p>
          </table:table-cell>
          <table:table-cell table:style-name="表23.B1" office:value-type="string">
            <text:p text:style-name="P13">AAA</text:p>
          </table:table-cell>
        </table:table-row>
        <table:table-row>
          <table:table-cell table:style-name="表23.A2" office:value-type="float" office:value="2">
            <text:p text:style-name="P12">2</text:p>
          </table:table-cell>
          <table:table-cell table:style-name="表23.B2" office:value-type="string">
            <text:p text:style-name="P13">AAA</text:p>
          </table:table-cell>
        </table:table-row>
        <table:table-row>
          <table:table-cell table:style-name="表23.A2" office:value-type="float" office:value="3">
            <text:p text:style-name="P12">3</text:p>
          </table:table-cell>
          <table:table-cell table:style-name="表23.B2" office:value-type="string">
            <text:p text:style-name="P13">AAA</text:p>
          </table:table-cell>
        </table:table-row>
      </table:table>
      <text:p text:style-name="Text_20_body"/>
      <text:p text:style-name="P5">[next] “由于所利用的捕获” (url : <text:a xlink:type="simple" xlink:href="https://baike.baidu.com/item/二氧化碳捕获技术/22124699" text:style-name="Internet_20_link" text:visited-style-name="Visited_20_Internet_20_Link">https://baike.baidu.com/item/二氧化碳捕获技术/22124699</text:a>)</text:p>
      <text:p text:style-name="Text_20_body"/>
      <text:p text:style-name="P11"><text:span text:style-name="T3">[/ 20191124_012138]</text:span> </text:p>
      <text:p text:style-name="Text_20_body"/>
      <text:p text:style-name="Text_20_body"/>
      <text:p text:style-name="P22">@@@</text:p>
      <text:p text:style-name="P2">------------------------------------------------------------</text:p>
      <text:p text:style-name="P3"><text:span text:style-name="T6">[XXX]</text:span><text:line-break/></text:p>
      <table:table table:name="表24" table:style-name="表24">
        <table:table-column table:style-name="表24.A"/>
        <table:table-column table:style-name="表24.B"/>
        <table:table-row>
          <table:table-cell table:style-name="表24.A1" office:value-type="float" office:value="1">
            <text:p text:style-name="P12">1</text:p>
          </table:table-cell>
          <table:table-cell table:style-name="表24.B1" office:value-type="string">
            <text:p text:style-name="P13">AAA</text:p>
          </table:table-cell>
        </table:table-row>
        <table:table-row>
          <table:table-cell table:style-name="表24.A2" office:value-type="float" office:value="2">
            <text:p text:style-name="P12">2</text:p>
          </table:table-cell>
          <table:table-cell table:style-name="表24.B2" office:value-type="string">
            <text:p text:style-name="P13">AAA</text:p>
          </table:table-cell>
        </table:table-row>
        <table:table-row>
          <table:table-cell table:style-name="表24.A2" office:value-type="float" office:value="3">
            <text:p text:style-name="P12">3</text:p>
          </table:table-cell>
          <table:table-cell table:style-name="表24.B2" office:value-type="string">
            <text:p text:style-name="P13">AAA</text:p>
          </table:table-cell>
        </table:table-row>
      </table:table>
      <text:p text:style-name="Text_20_body"/>
      <text:p text:style-name="P5"><text:soft-page-break/>[next] “XXX” (url : XXX)</text:p>
      <text:p text:style-name="Text_20_body"/>
      <text:p text:style-name="P11"><text:span text:style-name="T3">[/ XXX]</text:span> </text:p>
      <text:p text:style-name="Text_20_body"/>
      <text:p text:style-name="Text_20_body"/>
      <text:p text:style-name="Text_20_body"/>
      <text:p text:style-name="Text_20_body"/>
      <text:p text:style-name="P6"/>
      <text:p text:style-name="P6"/>
      <text:p text:style-name="P6"/>
      <text:p text:style-name="Standard"><text:span text:style-name="T1">----------------------------------------- [TEMPLATE] 20190805_104416</text:span> </text:p>
      <text:p text:style-name="Standard"/>
      <text:p text:style-name="P2"><text:bookmark text:name="docs-internal-guid-a58d1be5-7fff-14a9-4299-cef0c4cc203c"/>------------------------------------------------------------</text:p>
      <text:p text:style-name="P3"><text:span text:style-name="T6">[XXX]</text:span><text:line-break/></text:p>
      <table:table table:name="表2" table:style-name="表2">
        <table:table-column table:style-name="表2.A"/>
        <table:table-column table:style-name="表2.B"/>
        <table:table-row>
          <table:table-cell table:style-name="表2.A1" office:value-type="float" office:value="1">
            <text:p text:style-name="P12">1</text:p>
          </table:table-cell>
          <table:table-cell table:style-name="表2.B1" office:value-type="string">
            <text:p text:style-name="P13">AAA</text:p>
          </table:table-cell>
        </table:table-row>
        <table:table-row>
          <table:table-cell table:style-name="表2.A2" office:value-type="float" office:value="2">
            <text:p text:style-name="P12">2</text:p>
          </table:table-cell>
          <table:table-cell table:style-name="表2.B2" office:value-type="string">
            <text:p text:style-name="P13">AAA</text:p>
          </table:table-cell>
        </table:table-row>
        <table:table-row>
          <table:table-cell table:style-name="表2.A2" office:value-type="float" office:value="3">
            <text:p text:style-name="P12">3</text:p>
          </table:table-cell>
          <table:table-cell table:style-name="表2.B2" office:value-type="string">
            <text:p text:style-name="P13">AAA</text:p>
          </table:table-cell>
        </table:table-row>
      </table:table>
      <text:p text:style-name="Text_20_body"/>
      <text:p text:style-name="P5">[next] “XXX” (url : XXX)</text:p>
      <text:p text:style-name="Text_20_body"/>
      <text:p text:style-name="P11"><text:span text:style-name="T3">[/ XXX]</text:span> </text:p>
      <text:p text:style-name="Text_20_body"/>
      <text:p text:style-name="Text_20_body"/>
      <text:p text:style-name="Text_20_body"/>
      <text:p text:style-name="Text_20_body"/>
      <text:p text:style-name="P1"><text:bookmark text:name="docs-internal-guid-18214074-7fff-64cf-75e5-2ad3f6ba7f84"/>/ ----------------------------------------- [TEMPLATE] 20190805_104416 /</text:p>
      <text:p text:style-name="Text_20_body"/>
      <text:p text:style-name="P9">---------------------------------- [STEPS : word trans] 20190818_123614</text:p>
      <text:list xml:id="list8752459277375783890" text:style-name="L1">
        <text:list-item>
          <text:p text:style-name="P18">odt</text:p>
          <text:list>
            <text:list-item>
              <text:p text:style-name="P18">@word head</text:p>
            </text:list-item>
            <text:list-item>
              <text:p text:style-name="P17"><text:span text:style-name="T1">C – S - </text:span><text:span text:style-name="T2">→ (select word)</text:span></text:p>
            </text:list-item>
            <text:list-item>
              <text:p text:style-name="P19">← (deselect tail space char)</text:p>
            </text:list-item>
            <text:list-item>
              <text:p text:style-name="P19">C – c</text:p>
            </text:list-item>
            <text:list-item>
              <text:p text:style-name="P19">→ &gt; ← (deselect, move to the tail)</text:p>
            </text:list-item>
            <text:list-item>
              <text:p text:style-name="P19">“]”</text:p>
            </text:list-item>
            <text:list-item>
              <text:p text:style-name="P19"><text:soft-page-break/>==&gt; to trans page</text:p>
            </text:list-item>
          </text:list>
        </text:list-item>
        <text:list-item>
          <text:p text:style-name="P19">trans</text:p>
          <text:list>
            <text:list-item>
              <text:p text:style-name="P19">C – v (paste)</text:p>
            </text:list-item>
            <text:list-item>
              <text:p text:style-name="P19"><draw:frame draw:style-name="fr1" draw:name="グラフィックス1" text:anchor-type="paragraph" svg:x="3.512cm" svg:y="0.12cm" svg:width="0.852cm" svg:height="0.88cm" draw:z-index="0"><draw:image xlink:href="Pictures/10000000000000300000003339CD92AB.png" xlink:type="simple" xlink:show="embed" xlink:actuate="onLoad"/></draw:frame>click “”</text:p>
            </text:list-item>
            <text:list-item>
              <text:p text:style-name="P19"><draw:frame draw:style-name="fr1" draw:name="グラフィックス2" text:anchor-type="paragraph" svg:x="3.242cm" svg:y="0.168cm" svg:width="0.785cm" svg:height="0.836cm" draw:z-index="1"><draw:image xlink:href="Pictures/100000000000002B00000034AFD31B7E.png" xlink:type="simple" xlink:show="embed" xlink:actuate="onLoad"/></draw:frame>click </text:p>
            </text:list-item>
            <text:list-item>
              <text:p text:style-name="P19">click → box of original word</text:p>
            </text:list-item>
            <text:list-item>
              <text:p text:style-name="P19">==&gt; to odt</text:p>
            </text:list-item>
          </text:list>
        </text:list-item>
        <text:list-item>
          <text:p text:style-name="P19">odt</text:p>
          <text:list>
            <text:list-item>
              <text:p text:style-name="P19">C – v (paste)</text:p>
            </text:list-item>
            <text:list-item>
              <text:p text:style-name="P19">C – S - ← x 2 (select the trans word)</text:p>
            </text:list-item>
            <text:list-item>
              <text:p text:style-name="P19"><draw:frame draw:style-name="fr1" draw:name="グラフィックス3" text:anchor-type="paragraph" svg:x="3.591cm" svg:y="0.265cm" svg:width="0.968cm" svg:height="0.787cm" draw:z-index="2"><draw:image xlink:href="Pictures/10000000000000370000002E33E9EF41.png" xlink:type="simple" xlink:show="embed" xlink:actuate="onLoad"/></draw:frame>click </text:p>
            </text:list-item>
            <text:list-item>
              <text:p text:style-name="P19">C - → x 2 (to next word head)</text:p>
            </text:list-item>
          </text:list>
        </text:list-item>
      </text:list>
      <text:p text:style-name="P9"/>
      <text:p text:style-name="P9">/ ---------------------------------- [STEPS : word trans] 20190818_123614 /</text:p>
      <text:p text:style-name="P4"/>
      <text:p text:style-name="P10">---------------------------------- [STEPS : word trans : 2] 20191103_144728</text:p>
      <text:list xml:id="list5389832827669225351" text:style-name="L2">
        <text:list-item>
          <text:p text:style-name="P20">doc</text:p>
          <text:list>
            <text:list-item>
              <text:p text:style-name="P20">C – S - <text:span text:style-name="T15">→ &gt; S - ← (select word)</text:span></text:p>
            </text:list-item>
            <text:list-item>
              <text:p text:style-name="P21">C – c &gt; → &gt; ← &gt; “:” (copy)</text:p>
            </text:list-item>
            <text:list-item>
              <text:p text:style-name="P21">Tab x # (move to browser)</text:p>
            </text:list-item>
          </text:list>
        </text:list-item>
        <text:list-item>
          <text:p text:style-name="P21">browser : trans</text:p>
          <text:list>
            <text:list-item>
              <text:p text:style-name="P21">C – v (paste)</text:p>
            </text:list-item>
            <text:list-item>
              <text:p text:style-name="P21"><draw:frame draw:style-name="fr1" draw:name="グラフィックス5" text:anchor-type="paragraph" svg:x="3.859cm" svg:y="0.319cm" svg:width="0.785cm" svg:height="0.836cm" draw:z-index="4"><draw:image xlink:href="Pictures/100000000000002B00000034AFD31B7E.png" xlink:type="simple" xlink:show="embed" xlink:actuate="onLoad"/></draw:frame><draw:frame draw:style-name="fr1" draw:name="グラフィックス4" text:anchor-type="paragraph" svg:x="2.013cm" svg:y="0.252cm" svg:width="0.852cm" svg:height="0.88cm" draw:z-index="3"><draw:image xlink:href="Pictures/10000000000000300000003339CD92AB.png" xlink:type="simple" xlink:show="embed" xlink:actuate="onLoad"/></draw:frame> <text:s text:c="6"/>&gt; <text:s text:c="9"/>(listen, copy)</text:p>
            </text:list-item>
            <text:list-item>
              <text:p text:style-name="P21">click → box of original word</text:p>
            </text:list-item>
            <text:list-item>
              <text:p text:style-name="P21">Tab x # (back to doc)</text:p>
            </text:list-item>
          </text:list>
        </text:list-item>
        <text:list-item>
          <text:p text:style-name="P21">doc</text:p>
          <text:list>
            <text:list-item>
              <text:p text:style-name="P21">C – v (paste)</text:p>
            </text:list-item>
            <text:list-item>
              <text:p text:style-name="P21">C – S - ← (select trans word)</text:p>
            </text:list-item>
            <text:list-item>
              <text:p text:style-name="P21"><draw:frame draw:style-name="fr1" draw:name="グラフィックス6" text:anchor-type="paragraph" svg:x="2.625cm" svg:y="0.376cm" svg:width="0.968cm" svg:height="0.787cm" draw:z-index="5"><draw:image xlink:href="Pictures/10000000000000370000002E33E9EF41.png" xlink:type="simple" xlink:show="embed" xlink:actuate="onLoad"/></draw:frame> <text:s text:c="3"/></text:p>
            </text:list-item>
            <text:list-item>
              <text:p text:style-name="P21">→ x # (move to the head of the next word)</text:p>
            </text:list-item>
          </text:list>
        </text:list-item>
      </text:list>
      <text:p text:style-name="P10"/>
      <text:p text:style-name="P10">/ ------------------------------ [STEPS : word trans : 2] 20191103_144728 /</text:p>
      <text:p text:style-name="P4"><text:soft-page-break/></text:p>
      <text:p text:style-name="P10">------------------------------------------------- [docs] 20190828_154502</text:p>
      <text:list xml:id="list4435451589951437763" text:style-name="L3">
        <text:list-item>
          <text:p text:style-name="P15"><text:a xlink:type="simple" xlink:href="https://duckduckgo.com/?q=Улавливание+и+хранение+углерода&amp;t=opera&amp;ia=web" text:style-name="Internet_20_link" text:visited-style-name="Visited_20_Internet_20_Link"><text:span text:style-name="T10">https://duckduckgo.com/?q=Улавливание+и+хранение+углерода&amp;t=opera&amp;ia=web</text:span></text:a></text:p>
        </text:list-item>
        <text:list-item>
          <text:p text:style-name="P16"><text:a xlink:type="simple" xlink:href="https://duckduckgo.com/?q=co2+захват+воздуха&amp;t=opera&amp;ia=web" text:style-name="Internet_20_link" text:visited-style-name="Visited_20_Internet_20_Link">https://duckduckgo.com/?q=co2+захват+воздуха&amp;t=opera&amp;ia=web</text:a> 20191118_163452</text:p>
          <text:list>
            <text:list-item>
              <text:p text:style-name="P16"><text:a xlink:type="simple" xlink:href="https://www.popmech.ru/technologies/9781-pryamo-iz-vozdukha-uglekislyy-gaz-poymayut-po-mestu-zhitelstva/" text:style-name="Internet_20_link" text:visited-style-name="Visited_20_Internet_20_Link">https://www.popmech.ru/technologies/9781-pryamo-iz-vozdukha-uglekislyy-gaz-poymayut-po-mestu-zhitelstva/</text:a></text:p>
            </text:list-item>
          </text:list>
        </text:list-item>
        <text:list-item>
          <text:p text:style-name="P16"><text:a xlink:type="simple" xlink:href="https://duckduckgo.com/?q=二氧化碳+捕获+空气中&amp;t=opera&amp;ia=web" text:style-name="Internet_20_link" text:visited-style-name="Visited_20_Internet_20_Link">https://duckduckgo.com/?q=二氧化碳+捕获+空气中&amp;t=opera&amp;ia=web</text:a></text:p>
          <text:list>
            <text:list-item>
              <text:p text:style-name="P16"><text:a xlink:type="simple" xlink:href="https://baike.baidu.com/item/二氧化碳捕获技术/22124699" text:style-name="Internet_20_link" text:visited-style-name="Visited_20_Internet_20_Link">https://baike.baidu.com/item/二氧化碳捕获技术/22124699</text:a></text:p>
            </text:list-item>
          </text:list>
        </text:list-item>
        <text:list-item>
          <text:p text:style-name="P16"><text:a xlink:type="simple" xlink:href="https://duckduckgo.com/?q=공중에서+직접+이산화탄소+포획.&amp;t=opera&amp;ia=web" text:style-name="Internet_20_link" text:visited-style-name="Visited_20_Internet_20_Link">https://duckduckgo.com/?q=공중에서+직접+이산화탄소+포획.&amp;t=opera&amp;ia=web</text:a></text:p>
          <text:list>
            <text:list-item>
              <text:p text:style-name="P16"><text:a xlink:type="simple" xlink:href="http://nownews.seoul.co.kr/news/newsView.php?id=20171022601003" text:style-name="Internet_20_link" text:visited-style-name="Visited_20_Internet_20_Link">http://nownews.seoul.co.kr/news/newsView.php?id=20171022601003</text:a></text:p>
            </text:list-item>
            <text:list-item>
              <text:p text:style-name="P16"/>
            </text:list-item>
          </text:list>
        </text:list-item>
      </text:list>
      <text:p text:style-name="P4">/ <text:span text:style-name="T7">------------------------------------------------- [docs] 20190828_154502 /</text:span></text:p>
      <text:p text:style-name="P7"/>
      <text:p text:style-name="P1">==================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1T10:07:03.72</meta:creation-date>
    <dc:date>2019-11-29T14:02:53.31</dc:date>
    <dc:creator>iwabuchi ken</dc:creator>
    <meta:editing-duration>PT9H54M18S</meta:editing-duration>
    <meta:editing-cycles>40</meta:editing-cycles>
    <meta:generator>OpenOffice/4.1.3$Win32 OpenOffice.org_project/413m1$Build-9783</meta:generator>
    <meta:document-statistic meta:table-count="24" meta:image-count="6" meta:object-count="0" meta:page-count="17" meta:paragraph-count="311" meta:word-count="2182" meta:character-count="19774"/>
  </office:meta>
</office:document-meta>
</file>